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e0f7" officeooo:paragraph-rsid="001027a6"/>
    </style:style>
    <style:style style:name="P2" style:family="paragraph" style:parent-style-name="Standard">
      <style:text-properties officeooo:rsid="0010eaff" officeooo:paragraph-rsid="001027a6"/>
    </style:style>
    <style:style style:name="P3" style:family="paragraph" style:parent-style-name="Standard">
      <style:text-properties fo:color="#569cd6" loext:opacity="100%" style:font-name="Droid Sans Mono" fo:font-size="7pt" fo:font-weight="normal" officeooo:rsid="000f0c82" officeooo:paragraph-rsid="001027a6" fo:background-color="#1e1e1e" style:font-size-asian="7pt" style:font-size-complex="7pt"/>
    </style:style>
    <style:style style:name="P4" style:family="paragraph" style:parent-style-name="Standard">
      <style:paragraph-properties style:line-height-at-least="0.503cm"/>
      <style:text-properties fo:color="#569cd6" loext:opacity="100%" style:font-name="Droid Sans Mono" fo:font-size="7pt" fo:font-weight="normal" officeooo:rsid="001ee0f7" officeooo:paragraph-rsid="001027a6" fo:background-color="#1e1e1e" style:font-size-asian="7pt" style:font-size-complex="7pt"/>
    </style:style>
    <style:style style:name="P5" style:family="paragraph" style:parent-style-name="Standard">
      <style:paragraph-properties style:line-height-at-least="0.503cm"/>
      <style:text-properties fo:color="#569cd6" loext:opacity="100%" style:font-name="Droid Sans Mono" fo:font-size="10.5pt" fo:font-weight="normal" fo:background-color="#1e1e1e"/>
    </style:style>
    <style:style style:name="P6" style:family="paragraph" style:parent-style-name="Standard">
      <style:paragraph-properties style:line-height-at-least="0.503cm"/>
      <style:text-properties fo:color="#d4d4d4" loext:opacity="100%" style:font-name="Droid Sans Mono" fo:font-size="7pt" fo:font-weight="normal" officeooo:paragraph-rsid="001027a6" fo:background-color="#1e1e1e" style:font-size-asian="7pt" style:font-size-complex="7pt"/>
    </style:style>
    <style:style style:name="P7" style:family="paragraph" style:parent-style-name="Standard">
      <style:paragraph-properties style:line-height-at-least="0.503cm"/>
      <style:text-properties fo:color="#d4d4d4" loext:opacity="100%" style:font-name="Droid Sans Mono" fo:font-size="10.5pt" fo:font-weight="normal" fo:background-color="#1e1e1e"/>
    </style:style>
    <style:style style:name="P8"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9" style:family="paragraph" style:parent-style-name="Standard">
      <style:paragraph-properties style:line-height-at-least="0.503cm"/>
      <style:text-properties fo:font-size="7pt" officeooo:paragraph-rsid="001027a6" style:font-size-asian="7pt" style:font-size-complex="7pt"/>
    </style:style>
    <style:style style:name="P10" style:family="paragraph" style:parent-style-name="Standard">
      <style:paragraph-properties style:line-height-at-least="0.503cm"/>
      <style:text-properties fo:color="#6a9955" loext:opacity="100%" style:font-name="Droid Sans Mono" fo:font-size="7pt" fo:font-weight="normal" officeooo:paragraph-rsid="001027a6" fo:background-color="#1e1e1e" style:font-size-asian="7pt" style:font-size-complex="7pt"/>
    </style:style>
    <style:style style:name="P11" style:family="paragraph" style:parent-style-name="Standard">
      <style:paragraph-properties style:line-height-at-least="0.503cm"/>
      <style:text-properties fo:color="#6a9955" loext:opacity="100%" style:font-name="Droid Sans Mono" fo:font-size="10.5pt" fo:font-weight="normal" fo:background-color="#1e1e1e"/>
    </style:style>
    <style:style style:name="P12" style:family="paragraph" style:parent-style-name="Standard">
      <style:paragraph-properties style:line-height-at-least="0.503cm"/>
      <style:text-properties fo:color="#000000" loext:opacity="100%" style:font-name="Droid Sans Mono" fo:font-size="7pt" fo:font-weight="normal" officeooo:rsid="000f0c82" officeooo:paragraph-rsid="001027a6" fo:background-color="transparent" style:font-size-asian="7pt" style:font-size-complex="7pt"/>
    </style:style>
    <style:style style:name="P13" style:family="paragraph" style:parent-style-name="Standard">
      <style:paragraph-properties style:line-height-at-least="0.503cm"/>
      <style:text-properties fo:color="#000000" loext:opacity="100%" style:font-name="Droid Sans Mono" fo:font-size="7pt" fo:font-weight="normal" officeooo:rsid="000f0c82" officeooo:paragraph-rsid="0015135a" fo:background-color="transparent" style:font-size-asian="7pt" style:font-size-complex="7pt"/>
    </style:style>
    <style:style style:name="P14" style:family="paragraph" style:parent-style-name="Standard">
      <style:paragraph-properties style:line-height-at-least="0.503cm"/>
      <style:text-properties fo:color="#000000" loext:opacity="100%" style:font-name="Droid Sans Mono" fo:font-size="7pt" fo:font-weight="normal" officeooo:rsid="000f0c82" officeooo:paragraph-rsid="001698ee" fo:background-color="transparent" style:font-size-asian="7pt" style:font-size-complex="7pt"/>
    </style:style>
    <style:style style:name="P15" style:family="paragraph" style:parent-style-name="Standard">
      <style:paragraph-properties style:line-height-at-least="0.503cm"/>
    </style:style>
    <style:style style:name="P16" style:family="paragraph" style:parent-style-name="Standard">
      <style:paragraph-properties fo:margin-top="0cm" fo:margin-bottom="0.499cm" style:contextual-spacing="false" style:line-height-at-least="0.503cm"/>
    </style:style>
    <style:style style:name="P17" style:family="paragraph" style:parent-style-name="Standard">
      <style:text-properties officeooo:rsid="0015135a" officeooo:paragraph-rsid="0015135a"/>
    </style:style>
    <style:style style:name="P18" style:family="paragraph" style:parent-style-name="Standard">
      <style:text-properties fo:color="#000000" loext:opacity="100%" style:font-name="Liberation Serif" fo:font-size="12pt" fo:font-weight="normal" officeooo:rsid="001ee0f7" officeooo:paragraph-rsid="001027a6" fo:background-color="transparent" style:font-size-asian="12pt" style:font-size-complex="12pt"/>
    </style:style>
    <style:style style:name="P19" style:family="paragraph" style:parent-style-name="Standard">
      <style:text-properties fo:color="#000000" loext:opacity="100%" style:font-name="Liberation Serif" fo:font-size="12pt" fo:font-weight="normal" officeooo:rsid="00152005" officeooo:paragraph-rsid="001027a6" fo:background-color="transparent" style:font-size-asian="12pt" style:font-size-complex="12pt"/>
    </style:style>
    <style:style style:name="P20" style:family="paragraph" style:parent-style-name="Standard">
      <style:paragraph-properties style:line-height-at-least="0.503cm"/>
      <style:text-properties fo:color="#000000" loext:opacity="100%" style:font-name="Liberation Serif" fo:font-size="12pt" fo:font-weight="normal" officeooo:rsid="00152005" officeooo:paragraph-rsid="001027a6" fo:background-color="transparent" style:font-size-asian="12pt" style:font-size-complex="12pt"/>
    </style:style>
    <style:style style:name="P21" style:family="paragraph" style:parent-style-name="Standard">
      <style:paragraph-properties style:line-height-at-least="0.503cm"/>
      <style:text-properties fo:color="#000000" loext:opacity="100%" style:font-name="Liberation Serif" fo:font-size="12pt" fo:font-weight="normal" officeooo:rsid="00152005" officeooo:paragraph-rsid="001e2d68" fo:background-color="transparent" style:font-size-asian="12pt" style:font-size-complex="12pt"/>
    </style:style>
    <style:style style:name="P22" style:family="paragraph" style:parent-style-name="Standard">
      <style:paragraph-properties style:line-height-at-least="0.503cm" fo:text-align="justify" style:justify-single-word="false"/>
      <style:text-properties fo:color="#000000" loext:opacity="100%" style:font-name="Liberation Serif" fo:font-size="12pt" fo:font-weight="normal" officeooo:rsid="00152005" officeooo:paragraph-rsid="001e2d68" fo:background-color="transparent" style:font-size-asian="12pt" style:font-size-complex="12pt"/>
    </style:style>
    <style:style style:name="P23" style:family="paragraph" style:parent-style-name="Standard">
      <style:paragraph-properties style:line-height-at-least="0.503cm" fo:text-align="justify" style:justify-single-word="false"/>
      <style:text-properties fo:color="#000000" loext:opacity="100%" style:font-name="Liberation Serif" fo:font-size="12pt" fo:font-weight="normal" officeooo:rsid="00152005" officeooo:paragraph-rsid="001f34a7" fo:background-color="transparent" style:font-size-asian="12pt" style:font-size-complex="12pt"/>
    </style:style>
    <style:style style:name="P24" style:family="paragraph" style:parent-style-name="Standard">
      <style:text-properties fo:color="#000000" loext:opacity="100%" style:font-name="Liberation Serif" fo:font-size="12pt" fo:font-weight="normal" officeooo:rsid="0015135a" officeooo:paragraph-rsid="0015135a" fo:background-color="transparent" style:font-size-asian="12pt" style:font-size-complex="12pt"/>
    </style:style>
    <style:style style:name="P25" style:family="paragraph" style:parent-style-name="Standard">
      <style:paragraph-properties style:line-height-at-least="0.503cm"/>
      <style:text-properties fo:color="#569cd6" loext:opacity="100%" style:font-name="Droid Sans Mono" fo:font-size="10.5pt" fo:font-weight="normal" fo:background-color="#1e1e1e"/>
    </style:style>
    <style:style style:name="P26" style:family="paragraph" style:parent-style-name="Standard">
      <style:paragraph-properties style:line-height-at-least="0.503cm" fo:text-align="justify" style:justify-single-word="false"/>
      <style:text-properties fo:color="#569cd6" loext:opacity="100%" style:font-name="Droid Sans Mono" fo:font-size="10.5pt" fo:font-weight="normal" officeooo:rsid="00152005" officeooo:paragraph-rsid="001e2d68" fo:background-color="#1e1e1e" style:font-size-asian="12pt" style:font-size-complex="12pt"/>
    </style:style>
    <style:style style:name="P27" style:family="paragraph" style:parent-style-name="Standard">
      <style:paragraph-properties style:line-height-at-least="0.503cm"/>
      <style:text-properties fo:color="#d4d4d4" loext:opacity="100%" style:font-name="Droid Sans Mono" fo:font-size="10.5pt" fo:font-weight="normal" fo:background-color="#1e1e1e"/>
    </style:style>
    <style:style style:name="P28" style:family="paragraph" style:parent-style-name="Standard">
      <style:text-properties officeooo:paragraph-rsid="001027a6"/>
    </style:style>
    <style:style style:name="P29" style:family="paragraph" style:parent-style-name="Standard">
      <style:paragraph-properties style:line-height-at-least="0.503cm"/>
      <style:text-properties fo:color="#6a9955" loext:opacity="100%" style:font-name="Droid Sans Mono" fo:font-size="10.5pt" fo:font-weight="normal" fo:background-color="#1e1e1e"/>
    </style:style>
    <style:style style:name="P30" style:family="paragraph" style:parent-style-name="Standard">
      <style:text-properties fo:color="#6a9955" loext:opacity="100%" style:font-name="Droid Sans Mono" fo:font-size="10.5pt" fo:font-weight="normal" officeooo:paragraph-rsid="001027a6" fo:background-color="#1e1e1e"/>
    </style:style>
    <style:style style:name="P31" style:family="paragraph" style:parent-style-name="Standard">
      <style:paragraph-properties style:line-height-at-least="0.503cm"/>
      <style:text-properties fo:color="#ce9178" loext:opacity="100%" style:font-name="Droid Sans Mono" fo:font-size="10.5pt" fo:font-weight="normal" fo:background-color="#1e1e1e"/>
    </style:style>
    <style:style style:name="P32" style:family="paragraph" style:parent-style-name="Standard">
      <style:paragraph-properties style:line-height-at-least="0.503cm"/>
    </style:style>
    <style:style style:name="P33" style:family="paragraph" style:parent-style-name="Standard">
      <style:paragraph-properties fo:margin-top="0cm" fo:margin-bottom="0.499cm" style:contextual-spacing="false" style:line-height-at-least="0.503cm"/>
    </style:style>
    <style:style style:name="T1" style:family="text">
      <style:text-properties fo:color="#000000" loext:opacity="100%" style:font-name="Droid Sans Mono" fo:font-size="12pt" fo:font-weight="normal" officeooo:rsid="000f0c82" fo:background-color="transparent" loext:char-shading-value="0" style:font-size-asian="12pt" style:font-size-complex="12pt"/>
    </style:style>
    <style:style style:name="T2" style:family="text">
      <style:text-properties fo:color="#000000" loext:opacity="100%" style:font-name="Liberation Serif" fo:font-size="12pt" fo:font-weight="normal" fo:background-color="transparent" loext:char-shading-value="0" style:font-size-asian="12pt" style:font-size-complex="12pt"/>
    </style:style>
    <style:style style:name="T3" style:family="text">
      <style:text-properties fo:color="#000000" loext:opacity="100%" style:font-name="Liberation Serif" fo:font-size="12pt" fo:font-weight="normal" officeooo:rsid="00152005" fo:background-color="transparent" loext:char-shading-value="0" style:font-size-asian="12pt" style:font-size-complex="12pt"/>
    </style:style>
    <style:style style:name="T4" style:family="text">
      <style:text-properties fo:color="#000000" loext:opacity="100%" style:font-name="Liberation Serif" fo:font-size="12pt" fo:font-weight="normal" officeooo:rsid="000f0c82" fo:background-color="transparent" loext:char-shading-value="0" style:font-size-asian="12pt" style:font-size-complex="12pt"/>
    </style:style>
    <style:style style:name="T5" style:family="text">
      <style:text-properties officeooo:rsid="001ee0f7"/>
    </style:style>
    <style:style style:name="T6" style:family="text">
      <style:text-properties fo:color="#dcdcaa" loext:opacity="100%"/>
    </style:style>
    <style:style style:name="T7" style:family="text">
      <style:text-properties fo:color="#c586c0" loext:opacity="100%"/>
    </style:style>
    <style:style style:name="T8" style:family="text">
      <style:text-properties fo:color="#ce9178" loext:opacity="100%"/>
    </style:style>
    <style:style style:name="T9" style:family="text">
      <style:text-properties fo:color="#9cdcfe" loext:opacity="100%"/>
    </style:style>
    <style:style style:name="T10" style:family="text">
      <style:text-properties fo:color="#569cd6" loext:opacity="100%"/>
    </style:style>
    <style:style style:name="T11" style:family="text">
      <style:text-properties fo:color="#4ec9b0" loext:opacity="100%"/>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0eaff"/>
    </style:style>
    <style:style style:name="T14" style:family="text">
      <style:text-properties officeooo:rsid="00209d35"/>
    </style:style>
    <style:style style:name="T15" style:family="text">
      <style:text-properties officeooo:rsid="0022286b"/>
    </style:style>
    <style:style style:name="T16" style:family="text">
      <style:text-properties officeooo:rsid="0013581a"/>
    </style:style>
    <style:style style:name="T17" style:family="text">
      <style:text-properties officeooo:rsid="0023aceb"/>
    </style:style>
    <style:style style:name="T18" style:family="text">
      <style:text-properties officeooo:rsid="001027a6"/>
    </style:style>
    <style:style style:name="T19" style:family="text">
      <style:text-properties fo:color="#808080" loext:opacity="100%"/>
    </style:style>
    <style:style style:name="T20" style:family="text">
      <style:text-properties fo:color="#b5cea8" loext:opacity="100%"/>
    </style:style>
    <style:style style:name="T21" style:family="text">
      <style:text-properties fo:color="#6a9955" loext:opacity="100%"/>
    </style:style>
    <style:style style:name="T22" style:family="text">
      <style:text-properties fo:color="#4fc1ff" loext:opacity="100%"/>
    </style:style>
    <style:style style:name="T23" style:family="text">
      <style:text-properties officeooo:rsid="00119ade"/>
    </style:style>
    <style:style style:name="T24" style:family="text">
      <style:text-properties officeooo:rsid="0013977b"/>
    </style:style>
    <style:style style:name="T25" style:family="text">
      <style:text-properties officeooo:rsid="0015135a"/>
    </style:style>
    <style:style style:name="T26" style:family="text">
      <style:text-properties officeooo:rsid="001698ee"/>
    </style:style>
    <style:style style:name="T27" style:family="text">
      <style:text-properties officeooo:rsid="0016d9e8"/>
    </style:style>
    <style:style style:name="T28" style:family="text">
      <style:text-properties officeooo:rsid="00184bef"/>
    </style:style>
    <style:style style:name="T29" style:family="text">
      <style:text-properties officeooo:rsid="001a835b"/>
    </style:style>
    <style:style style:name="T30" style:family="text">
      <style:text-properties officeooo:rsid="001c5349"/>
    </style:style>
    <style:style style:name="T31" style:family="text">
      <style:text-properties officeooo:rsid="001d0a10"/>
    </style:style>
    <style:style style:name="T32" style:family="text">
      <style:text-properties officeooo:rsid="001e2d68"/>
    </style:style>
    <style:style style:name="T33" style:family="text">
      <style:text-properties officeooo:rsid="001f34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ci the district</text:p>
      <text:p text:style-name="P1"/>
      <text:p text:style-name="P2"><text:span text:style-name="T5">V</text:span>oici l’appel à ma database dans le fichier : database.php</text:p>
      <text:p text:style-name="P3">&lt;?php</text:p>
      <text:p text:style-name="P6"><text:span text:style-name="T6">session_start</text:span>();</text:p>
      <text:p text:style-name="P6"><text:span text:style-name="T7">require_once</text:span>(<text:span text:style-name="T8">'dao.php'</text:span>);</text:p>
      <text:p text:style-name="P9"/>
      <text:p text:style-name="P6"><text:span text:style-name="T9">$servername</text:span> = <text:span text:style-name="T8">"localhost"</text:span>;</text:p>
      <text:p text:style-name="P6"><text:span text:style-name="T9">$username</text:span> = <text:span text:style-name="T8">"admin"</text:span>;</text:p>
      <text:p text:style-name="P6"><text:span text:style-name="T9">$password</text:span> = <text:span text:style-name="T8">"Afpa1234"</text:span>;</text:p>
      <text:p text:style-name="P6"><text:span text:style-name="T9">$dbname</text:span> = <text:span text:style-name="T8">"thedistrict"</text:span>;</text:p>
      <text:p text:style-name="P9"/>
      <text:p text:style-name="P6"><text:span text:style-name="T7">try</text:span> {</text:p>
      <text:p text:style-name="P6"><text:span text:style-name="T9">$conn</text:span> = <text:span text:style-name="T10">new</text:span> <text:span text:style-name="T11">PDO</text:span>(<text:span text:style-name="T8">"mysql:host=</text:span><text:span text:style-name="T9">$servername</text:span><text:span text:style-name="T8">;dbname=</text:span><text:span text:style-name="T9">$dbname</text:span><text:span text:style-name="T8">"</text:span>, <text:span text:style-name="T9">$username</text:span>, <text:span text:style-name="T9">$password</text:span>);</text:p>
      <text:p text:style-name="P10">// configurer le mode d'erreur PDO pour générer des exceptions</text:p>
      <text:p text:style-name="P6"><text:span text:style-name="T9">$conn</text:span>-&gt;<text:span text:style-name="T6">setAttribute</text:span>(<text:span text:style-name="T11">PDO</text:span>::ATTR_ERRMODE, <text:span text:style-name="T11">PDO</text:span>::ERRMODE_EXCEPTION);</text:p>
      <text:p text:style-name="P6">} <text:span text:style-name="T7">catch</text:span>(<text:span text:style-name="T11">PDOException</text:span> <text:span text:style-name="T9">$e</text:span>) {</text:p>
      <text:p text:style-name="P6"><text:span text:style-name="T6">echo</text:span> <text:span text:style-name="T8">"Erreur de connexion à la base de données: "</text:span> . <text:span text:style-name="T9">$e</text:span>-&gt;<text:span text:style-name="T6">getMessage</text:span>();</text:p>
      <text:p text:style-name="P6">}</text:p>
      <text:p text:style-name="P4">?&gt;</text:p>
      <text:p text:style-name="P4"/>
      <text:p text:style-name="P2">Toutes mes fonctions sont stockées dans un seul ficher nommé dao.php </text:p>
      <text:p text:style-name="P2"/>
      <text:p text:style-name="P1">Voici ma page accueil nommée index.php <text:span text:style-name="T1"><text:s/></text:span><text:span text:style-name="T3">qui me donne </text:span><text:span text:style-name="T2">les 6 catégories les plus populaires de ma base de données  et les 3 plats les plus vendus:</text:span></text:p>
      <text:p text:style-name="P30">&lt;!-- ici ma page accueil --&gt;</text:p>
      <text:p text:style-name="P7"><text:span text:style-name="T19">&lt;</text:span><text:span text:style-name="T10">body</text:span> <text:span text:style-name="T9">style</text:span>=<text:span text:style-name="T8">"background-color: #4A394a;"</text:span><text:span text:style-name="T19">&gt;</text:span></text:p>
      <text:p text:style-name="P11">&lt;!-- Header SANS L'ONGLET DE RECHERCHE --&gt;</text:p>
      <text:p text:style-name="P5">&lt;?php</text:p>
      <text:p text:style-name="P7"><text:span text:style-name="T7">require_once</text:span> (<text:span text:style-name="T8">"php/header.php"</text:span>);</text:p>
      <text:p text:style-name="P7"><text:span text:style-name="T7">require_once</text:span>(<text:span text:style-name="T8">"database.php"</text:span>);</text:p>
      <text:p text:style-name="P7"><text:span text:style-name="T10">?&gt;</text:span></text:p>
      <text:p text:style-name="P15"/>
      <text:p text:style-name="P7"><text:span text:style-name="T19">&lt;</text:span><text:span text:style-name="T10">div</text:span> <text:span text:style-name="T9">class</text:span>=<text:span text:style-name="T8">"parallax"</text:span><text:span text:style-name="T19">&gt;</text:span> </text:p>
      <text:p text:style-name="P15"/>
      <text:p text:style-name="P7"><text:span text:style-name="T19">&lt;</text:span><text:span text:style-name="T10">main</text:span><text:span text:style-name="T19">&gt;</text:span> </text:p>
      <text:p text:style-name="P7"><text:span text:style-name="T19">&lt;</text:span><text:span text:style-name="T10">div</text:span> <text:span text:style-name="T9">class</text:span>=<text:span text:style-name="T8">"container-fluid mt-3 pt-5 card text-center w-75 bg-dark"</text:span> <text:span text:style-name="T19">&gt;</text:span> </text:p>
      <text:p text:style-name="P7"><text:span text:style-name="T19">&lt;</text:span><text:span text:style-name="T10">h1</text:span> <text:span text:style-name="T9">class</text:span>=<text:span text:style-name="T8">""</text:span> <text:span text:style-name="T9">style</text:span>=<text:span text:style-name="T8">"color:EE82EE"</text:span><text:span text:style-name="T19">&gt;</text:span>NOS CATÉGORIES DE PLATS POPULAIRES<text:span text:style-name="T19">&lt;/</text:span><text:span text:style-name="T10">h1</text:span><text:span text:style-name="T19">&gt;</text:span></text:p>
      <text:p text:style-name="P7"><text:span text:style-name="T19">&lt;</text:span><text:span text:style-name="T10">div</text:span> <text:span text:style-name="T9">class</text:span>=<text:span text:style-name="T8">"row "</text:span><text:span text:style-name="T19">&gt;</text:span> </text:p>
      <text:p text:style-name="P5">&lt;?php</text:p>
      <text:p text:style-name="P7"><text:span text:style-name="T9">$categories</text:span> = <text:span text:style-name="T6">get_categories</text:span>(<text:span text:style-name="T9">$conn</text:span>, <text:span text:style-name="T20">3</text:span>);</text:p>
      <text:p text:style-name="P7"><text:span text:style-name="T7">foreach</text:span> (<text:span text:style-name="T9">$categories</text:span> as <text:span text:style-name="T9">$categorie</text:span>) {</text:p>
      <text:p text:style-name="P7"><text:span text:style-name="T6">echo</text:span> <text:span text:style-name="T8">'&lt;div class="col-sm-4 p-3 bg-dark text-white zoomimage"&gt;</text:span></text:p>
      <text:p text:style-name="P31">&lt;div class="img-fluid "&gt;</text:p>
      <text:p text:style-name="P7"><text:span text:style-name="T8">&lt;h2&gt;'</text:span> . <text:span text:style-name="T9">$categorie</text:span>[<text:span text:style-name="T8">'libelle'</text:span>] . <text:span text:style-name="T8">'&lt;/h2&gt;</text:span></text:p>
      <text:p text:style-name="P7"><text:span text:style-name="T8">&lt;a href="plats.php?id='</text:span> . <text:span text:style-name="T9">$categorie</text:span>[<text:span text:style-name="T8">'id'</text:span>] . <text:span text:style-name="T8">'"&gt;</text:span></text:p>
      <text:p text:style-name="P7"><text:span text:style-name="T8">&lt;img class="rounded-circle mx-auto d-block border border border-black-1" src="images_the_district/category/'</text:span> . <text:span text:style-name="T9">$categorie</text:span>[<text:span text:style-name="T8">'image'</text:span>] . <text:span text:style-name="T8">'" alt="'</text:span>.<text:span text:style-name="T9">$category</text:span>[<text:span text:style-name="T8">'libelle'</text:span>].<text:span text:style-name="T8">'"&gt;</text:span></text:p>
      <text:p text:style-name="P31">&lt;/a&gt;</text:p>
      <text:p text:style-name="P31">&lt;/div&gt;</text:p>
      <text:p text:style-name="P7"><text:span text:style-name="T8">&lt;/div&gt;'</text:span>;</text:p>
      <text:p text:style-name="P7"><text:soft-page-break/>}</text:p>
      <text:p text:style-name="P7"><text:span text:style-name="T10">?&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15"/>
      <text:p text:style-name="P11">&lt;!-- ICI LES 3 AUTRES CATÉGORIES DE PLAT SUR LA PAGE ACCUEIL --&gt;</text:p>
      <text:p text:style-name="P7"><text:span text:style-name="T19">&lt;</text:span><text:span text:style-name="T10">div</text:span> <text:span text:style-name="T9">class</text:span>=<text:span text:style-name="T8">"container-fluid mt-3 pt-5 card text-center w-75 bg-secondary "</text:span> <text:span text:style-name="T19">&gt;</text:span> </text:p>
      <text:p text:style-name="P7"><text:span text:style-name="T19">&lt;</text:span><text:span text:style-name="T10">div</text:span> <text:span text:style-name="T9">class</text:span>=<text:span text:style-name="T8">"row "</text:span><text:span text:style-name="T19">&gt;</text:span> </text:p>
      <text:p text:style-name="P5">&lt;?php</text:p>
      <text:p text:style-name="P7"><text:span text:style-name="T9">$categories</text:span> = <text:span text:style-name="T6">get_categories</text:span>(<text:span text:style-name="T9">$conn</text:span>, <text:span text:style-name="T20">3</text:span>, <text:span text:style-name="T20">3</text:span>);</text:p>
      <text:p text:style-name="P7"><text:span text:style-name="T7">foreach</text:span> (<text:span text:style-name="T9">$categories</text:span> as <text:span text:style-name="T9">$categorie</text:span>) {</text:p>
      <text:p text:style-name="P7"><text:span text:style-name="T6">echo</text:span> <text:span text:style-name="T8">'&lt;div class="col-sm-4 p-3 bg-secondary text-white zoomimage"&gt;</text:span></text:p>
      <text:p text:style-name="P31">&lt;div class="img-fluid "&gt;</text:p>
      <text:p text:style-name="P7"><text:span text:style-name="T8">&lt;h2&gt;'</text:span> . <text:span text:style-name="T9">$categorie</text:span>[<text:span text:style-name="T8">'libelle'</text:span>] . <text:span text:style-name="T8">'&lt;/h2&gt;</text:span></text:p>
      <text:p text:style-name="P7"><text:span text:style-name="T8">&lt;a href="plats.php?id='</text:span> . <text:span text:style-name="T9">$categorie</text:span>[<text:span text:style-name="T8">'id'</text:span>] . <text:span text:style-name="T8">'"&gt;</text:span></text:p>
      <text:p text:style-name="P7"><text:span text:style-name="T8">&lt;img class="rounded-circle mx-auto d-block border border border-black-1" src="images_the_district/category/'</text:span> . <text:span text:style-name="T9">$categorie</text:span>[<text:span text:style-name="T8">'image'</text:span>] . <text:span text:style-name="T8">'" alt=""&gt;</text:span></text:p>
      <text:p text:style-name="P31">&lt;/a&gt;</text:p>
      <text:p text:style-name="P31">&lt;/div&gt;</text:p>
      <text:p text:style-name="P7"><text:span text:style-name="T8">&lt;/div&gt;'</text:span>;</text:p>
      <text:p text:style-name="P7">}</text:p>
      <text:p text:style-name="P7"><text:span text:style-name="T10">?&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15"/>
      <text:p text:style-name="P11">&lt;!-- ICI LES 3 PLATS SUR LA PAGE ACCUEIL --&gt;</text:p>
      <text:p text:style-name="P7"><text:span text:style-name="T19">&lt;</text:span><text:span text:style-name="T10">div</text:span> <text:span text:style-name="T9">class</text:span>=<text:span text:style-name="T8">"container-fluid mt-3 pt-5 card text-center w-75 img-fluid bg-dark"</text:span><text:span text:style-name="T19">&gt;</text:span> </text:p>
      <text:p text:style-name="P7"><text:span text:style-name="T19">&lt;</text:span><text:span text:style-name="T10">div</text:span> <text:span text:style-name="T9">class</text:span>=<text:span text:style-name="T8">"row "</text:span><text:span text:style-name="T19">&gt;</text:span></text:p>
      <text:p text:style-name="P7"><text:span text:style-name="T19">&lt;</text:span><text:span text:style-name="T10">h1</text:span> <text:span text:style-name="T9">class</text:span>=<text:span text:style-name="T8">""</text:span> <text:span text:style-name="T9">style</text:span>=<text:span text:style-name="T8">"color:EE82EE"</text:span><text:span text:style-name="T19">&gt;</text:span>LES PLATS LES PLUS VENDUS<text:span text:style-name="T19">&lt;/</text:span><text:span text:style-name="T10">h1</text:span><text:span text:style-name="T19">&gt;</text:span></text:p>
      <text:p text:style-name="P5">&lt;?php</text:p>
      <text:p text:style-name="P7"><text:span text:style-name="T9">$plats</text:span> = <text:span text:style-name="T6">get_best_sellers</text:span>(<text:span text:style-name="T9">$conn</text:span>, <text:span text:style-name="T20">3</text:span>);</text:p>
      <text:p text:style-name="P7"><text:span text:style-name="T7">foreach</text:span> (<text:span text:style-name="T9">$plats</text:span> as <text:span text:style-name="T9">$plat</text:span>) {</text:p>
      <text:p text:style-name="P7"><text:span text:style-name="T6">echo</text:span> <text:span text:style-name="T8">'&lt;div class="col-sm-4 p-3 bg-dark text-white"&gt;</text:span></text:p>
      <text:p text:style-name="P7"><text:span text:style-name="T8">&lt;img class="rounded-2 mx-auto d-block border border-black-1" src="Mesimages/'</text:span> . <text:span text:style-name="T9">$plat</text:span>[<text:span text:style-name="T8">'image'</text:span>] . <text:span text:style-name="T8">'" width="50%" height="80%" alt=""&gt;</text:span></text:p>
      <text:p text:style-name="P7"><text:span text:style-name="T8">&lt;/div&gt;'</text:span>;</text:p>
      <text:p text:style-name="P7">}</text:p>
      <text:p text:style-name="P7"><text:span text:style-name="T10">?&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15"/>
      <text:p text:style-name="P7"><text:span text:style-name="T19">&lt;/</text:span><text:span text:style-name="T10">main</text:span><text:span text:style-name="T19">&gt;</text:span></text:p>
      <text:p text:style-name="P15"/>
      <text:p text:style-name="P7"><text:span text:style-name="T19">&lt;/</text:span><text:span text:style-name="T10">div</text:span><text:span text:style-name="T19">&gt;</text:span> </text:p>
      <text:p text:style-name="P15"/>
      <text:p text:style-name="P7"><text:span text:style-name="T19">&lt;/</text:span><text:span text:style-name="T10">div</text:span><text:span text:style-name="T19">&gt;</text:span> <text:span text:style-name="T21">&lt;!-- FIN PARALLAX --&gt;</text:span></text:p>
      <text:p text:style-name="P15"/>
      <text:p text:style-name="P11">&lt;!-- ICI MON FOOTER OU PIED DE PAGE AVEC LES LOGOS --&gt;</text:p>
      <text:p text:style-name="P5">&lt;?php</text:p>
      <text:p text:style-name="P7"><text:span text:style-name="T7">require_once</text:span> (<text:span text:style-name="T8">'php/footer.php'</text:span>);</text:p>
      <text:p text:style-name="P7"><text:span text:style-name="T10">?&gt;</text:span> </text:p>
      <text:p text:style-name="P18"><text:soft-page-break/></text:p>
      <text:p text:style-name="P18"/>
      <text:p text:style-name="P2"><text:span text:style-name="T4">Voici ma page plats.php </text:span><text:span text:style-name="T3">qui me donne tous les plats de ma base de données</text:span></text:p>
      <text:p text:style-name="P28"><text:span text:style-name="T3">&lt;!-- ICI MA PAGE TOUS LES PLATS: Avec tous les plats --&gt;</text:span></text:p>
      <text:p text:style-name="P5">&lt;?php</text:p>
      <text:p text:style-name="P15"/>
      <text:p text:style-name="P7"><text:span text:style-name="T7">require_once</text:span> (<text:span text:style-name="T8">"php/header.php"</text:span>);</text:p>
      <text:p text:style-name="P15"/>
      <text:p text:style-name="P7"><text:span text:style-name="T7">require_once</text:span>(<text:span text:style-name="T8">"database.php"</text:span>);</text:p>
      <text:p text:style-name="P15"/>
      <text:p text:style-name="P7"><text:span text:style-name="T9">$idCategorie</text:span> = <text:span text:style-name="T6">isset</text:span>(<text:span text:style-name="T9">$_GET</text:span>[<text:span text:style-name="T8">'id'</text:span>])? <text:span text:style-name="T9">$_GET</text:span>[<text:span text:style-name="T8">'id'</text:span>] : <text:span text:style-name="T10">null</text:span>;</text:p>
      <text:p text:style-name="P15"/>
      <text:p text:style-name="P7"><text:span text:style-name="T9">$plats</text:span> = <text:span text:style-name="T6">getPlats</text:span>(<text:span text:style-name="T9">$conn</text:span>, <text:span text:style-name="T9">$idCategorie</text:span>);</text:p>
      <text:p text:style-name="P16"/>
      <text:p text:style-name="P11">// Vérifie si une catégorie est sélectionnée</text:p>
      <text:p text:style-name="P15"/>
      <text:p text:style-name="P7"><text:span text:style-name="T7">if</text:span> (<text:span text:style-name="T6">isset</text:span>(<text:span text:style-name="T9">$_GET</text:span>[<text:span text:style-name="T8">'id'</text:span>])) {</text:p>
      <text:p text:style-name="P15"/>
      <text:p text:style-name="P11">// Cache les boutons précédent et suivant</text:p>
      <text:p text:style-name="P15"/>
      <text:p text:style-name="P7"><text:span text:style-name="T9">$hideButtons</text:span> = <text:span text:style-name="T10">true</text:span>;</text:p>
      <text:p text:style-name="P15"/>
      <text:p text:style-name="P7">} <text:span text:style-name="T7">else</text:span> {</text:p>
      <text:p text:style-name="P15"/>
      <text:p text:style-name="P7"><text:span text:style-name="T9">$hideButtons</text:span> = <text:span text:style-name="T10">false</text:span>;</text:p>
      <text:p text:style-name="P15"/>
      <text:p text:style-name="P7">}</text:p>
      <text:p text:style-name="P15"/>
      <text:p text:style-name="P7"><text:span text:style-name="T9">$categorie</text:span> = <text:span text:style-name="T6">getCategoryById</text:span>(<text:span text:style-name="T9">$conn</text:span>, <text:span text:style-name="T9">$idCategorie</text:span>);</text:p>
      <text:p text:style-name="P15"/>
      <text:p text:style-name="P5">?&gt;</text:p>
      <text:p text:style-name="P16"/>
      <text:p text:style-name="P11">&lt;!-- ************************************** MON BODY ***************************************************** --&gt;</text:p>
      <text:p text:style-name="P16"/>
      <text:p text:style-name="P7"><text:span text:style-name="T19">&lt;</text:span><text:span text:style-name="T10">main</text:span> <text:span text:style-name="T9">class</text:span>=<text:span text:style-name="T8">"container-fluid mt-3 pt-5"</text:span><text:span text:style-name="T19">&gt;</text:span></text:p>
      <text:p text:style-name="P15"/>
      <text:p text:style-name="P7"><text:span text:style-name="T19">&lt;</text:span><text:span text:style-name="T10">div</text:span> <text:span text:style-name="T9">class</text:span>=<text:span text:style-name="T8">"row justify-content-center"</text:span><text:span text:style-name="T19">&gt;</text:span></text:p>
      <text:p text:style-name="P15"/>
      <text:p text:style-name="P7"><text:span text:style-name="T19">&lt;</text:span><text:span text:style-name="T10">div</text:span> <text:span text:style-name="T9">class</text:span>=<text:span text:style-name="T8">"col-md-8 col-lg-6"</text:span><text:span text:style-name="T19">&gt;</text:span></text:p>
      <text:p text:style-name="P15"/>
      <text:p text:style-name="P7"><text:span text:style-name="T19">&lt;</text:span><text:span text:style-name="T10">h1</text:span> <text:span text:style-name="T9">class</text:span>=<text:span text:style-name="T8">"h5couleurcat text-center"</text:span><text:span text:style-name="T19">&gt;</text:span>LES PLATS: <text:span text:style-name="T10">&lt;?php</text:span> <text:span text:style-name="T6">echo</text:span> <text:span text:style-name="T9">$categorie</text:span>[<text:span text:style-name="T8">'libelle'</text:span>];<text:span text:style-name="T10">?&gt;</text:span><text:span text:style-name="T19">&lt;/</text:span><text:span text:style-name="T10">h1</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text:span text:style-name="T19">&gt;</text:span></text:p>
      <text:p text:style-name="P16"/>
      <text:p text:style-name="P11"><text:soft-page-break/>&lt;!-- CAROUSEL AVEC 12 IMAGES DE TOUTES LES PLATS --&gt;</text:p>
      <text:p text:style-name="P15"/>
      <text:p text:style-name="P7"><text:span text:style-name="T19">&lt;</text:span><text:span text:style-name="T10">div</text:span> <text:span text:style-name="T9">class</text:span>=<text:span text:style-name="T8">"row justify-content-center"</text:span><text:span text:style-name="T19">&gt;</text:span></text:p>
      <text:p text:style-name="P15"/>
      <text:p text:style-name="P7"><text:span text:style-name="T19">&lt;</text:span><text:span text:style-name="T10">div</text:span> <text:span text:style-name="T9">class</text:span>=<text:span text:style-name="T8">"col-md-10 col-lg-8"</text:span><text:span text:style-name="T19">&gt;</text:span></text:p>
      <text:p text:style-name="P15"/>
      <text:p text:style-name="P7"><text:span text:style-name="T19">&lt;</text:span><text:span text:style-name="T10">div</text:span> <text:span text:style-name="T9">id</text:span>=<text:span text:style-name="T8">"carouselExample"</text:span> <text:span text:style-name="T9">class</text:span>=<text:span text:style-name="T8">"carousel slide plats-container"</text:span> <text:span text:style-name="T9">data-bs-ride</text:span>=<text:span text:style-name="T8">"carousel"</text:span><text:span text:style-name="T19">&gt;</text:span></text:p>
      <text:p text:style-name="P15"/>
      <text:p text:style-name="P7"><text:span text:style-name="T19">&lt;</text:span><text:span text:style-name="T10">div</text:span> <text:span text:style-name="T9">class</text:span>=<text:span text:style-name="T8">"carousel-inner"</text:span><text:span text:style-name="T19">&gt;</text:span></text:p>
      <text:p text:style-name="P15"/>
      <text:p text:style-name="P7"><text:span text:style-name="T10">&lt;?php</text:span> <text:span text:style-name="T7">foreach</text:span>(<text:span text:style-name="T9">$plats</text:span> as <text:span text:style-name="T9">$key</text:span> =&gt; <text:span text:style-name="T9">$plat</text:span>) :<text:span text:style-name="T10">?&gt;</text:span></text:p>
      <text:p text:style-name="P15"/>
      <text:p text:style-name="P7"><text:span text:style-name="T10">&lt;?php</text:span> <text:span text:style-name="T7">if</text:span>(<text:span text:style-name="T9">$key</text:span> % <text:span text:style-name="T20">4</text:span> === <text:span text:style-name="T20">0</text:span>) :<text:span text:style-name="T10">?&gt;</text:span></text:p>
      <text:p text:style-name="P15"/>
      <text:p text:style-name="P7"><text:span text:style-name="T19">&lt;</text:span><text:span text:style-name="T10">div</text:span> <text:span text:style-name="T9">class</text:span>=<text:span text:style-name="T8">"carousel-item </text:span><text:span text:style-name="T10">&lt;?php</text:span> <text:span text:style-name="T6">echo</text:span> <text:span text:style-name="T9">$key</text:span> === <text:span text:style-name="T20">0</text:span>? <text:span text:style-name="T8">'active'</text:span> : <text:span text:style-name="T8">''</text:span>;<text:span text:style-name="T10">?&gt;</text:span><text:span text:style-name="T8">"</text:span><text:span text:style-name="T19">&gt;</text:span></text:p>
      <text:p text:style-name="P15"/>
      <text:p text:style-name="P7"><text:span text:style-name="T19">&lt;</text:span><text:span text:style-name="T10">div</text:span> <text:span text:style-name="T9">class</text:span>=<text:span text:style-name="T8">"card-group"</text:span><text:span text:style-name="T19">&gt;</text:span></text:p>
      <text:p text:style-name="P15"/>
      <text:p text:style-name="P7"><text:span text:style-name="T10">&lt;?php</text:span> <text:span text:style-name="T7">endif</text:span>;<text:span text:style-name="T10">?&gt;</text:span></text:p>
      <text:p text:style-name="P16"/>
      <text:p text:style-name="P7"><text:span text:style-name="T19">&lt;</text:span><text:span text:style-name="T10">div</text:span> <text:span text:style-name="T9">class</text:span>=<text:span text:style-name="T8">"col-sm-3 p-3 bg-dark text-white"</text:span><text:span text:style-name="T19">&gt;</text:span></text:p>
      <text:p text:style-name="P15"/>
      <text:p text:style-name="P7"><text:span text:style-name="T19">&lt;</text:span><text:span text:style-name="T10">div</text:span> <text:span text:style-name="T9">class</text:span>=<text:span text:style-name="T8">"d-flex justify-content-center align-items-center"</text:span><text:span text:style-name="T19">&gt;</text:span></text:p>
      <text:p text:style-name="P15"/>
      <text:p text:style-name="P7"><text:span text:style-name="T19">&lt;</text:span><text:span text:style-name="T10">img</text:span> <text:span text:style-name="T9">class</text:span>=<text:span text:style-name="T8">"rounded-circle mw-100 mh-100"</text:span> <text:span text:style-name="T9">src</text:span>=<text:span text:style-name="T8">"Mesimages/</text:span><text:span text:style-name="T10">&lt;?php</text:span> <text:span text:style-name="T6">echo</text:span> <text:span text:style-name="T9">$plat</text:span>[<text:span text:style-name="T8">'image'</text:span>];<text:span text:style-name="T10">?&gt;</text:span><text:span text:style-name="T8">"</text:span> <text:span text:style-name="T9">alt</text:span>=<text:span text:style-name="T8">"..."</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ard-body"</text:span><text:span text:style-name="T19">&gt;</text:span></text:p>
      <text:p text:style-name="P15"/>
      <text:p text:style-name="P7"><text:span text:style-name="T19">&lt;</text:span><text:span text:style-name="T10">h5</text:span> <text:span text:style-name="T9">class</text:span>=<text:span text:style-name="T8">"card-title tailletitreplat"</text:span><text:span text:style-name="T19">&gt;</text:span><text:span text:style-name="T10">&lt;?php</text:span> <text:span text:style-name="T6">echo</text:span> <text:span text:style-name="T9">$plat</text:span>[<text:span text:style-name="T8">'libelle'</text:span>];<text:span text:style-name="T10">?&gt;</text:span><text:span text:style-name="T19">&lt;/</text:span><text:span text:style-name="T10">h5</text:span><text:span text:style-name="T19">&gt;</text:span></text:p>
      <text:p text:style-name="P15"/>
      <text:p text:style-name="P7"><text:span text:style-name="T19">&lt;</text:span><text:span text:style-name="T10">p</text:span> <text:span text:style-name="T9">class</text:span>=<text:span text:style-name="T8">"card-text tailledescriplat"</text:span><text:span text:style-name="T19">&gt;</text:span><text:span text:style-name="T10">&lt;?php</text:span> <text:span text:style-name="T6">echo</text:span> <text:span text:style-name="T9">$plat</text:span>[<text:span text:style-name="T8">'description'</text:span>];<text:span text:style-name="T10">?&gt;</text:span><text:span text:style-name="T19">&lt;/</text:span><text:span text:style-name="T10">p</text:span><text:span text:style-name="T19">&gt;</text:span></text:p>
      <text:p text:style-name="P15"/>
      <text:p text:style-name="P7"><text:span text:style-name="T19">&lt;</text:span><text:span text:style-name="T10">p</text:span> <text:span text:style-name="T9">class</text:span>=<text:span text:style-name="T8">"card-text tailledescriplat"</text:span><text:span text:style-name="T19">&gt;</text:span>Prix : <text:span text:style-name="T10">&lt;?php</text:span> <text:span text:style-name="T6">echo</text:span> <text:span text:style-name="T9">$plat</text:span>[<text:span text:style-name="T8">'prix'</text:span>];<text:span text:style-name="T10">?&gt;</text:span> €<text:span text:style-name="T19">&lt;/</text:span><text:span text:style-name="T10">p</text:span><text:span text:style-name="T19">&gt;</text:span></text:p>
      <text:p text:style-name="P15"/>
      <text:p text:style-name="P7"><text:span text:style-name="T19">&lt;</text:span><text:span text:style-name="T10">a</text:span> <text:span text:style-name="T9">href</text:span>=<text:span text:style-name="T8">"commande.php?id=</text:span><text:span text:style-name="T10">&lt;?php</text:span> <text:span text:style-name="T6">echo</text:span> <text:span text:style-name="T9">$plat</text:span>[<text:span text:style-name="T8">'id'</text:span>];<text:span text:style-name="T10">?&gt;</text:span><text:span text:style-name="T8">"</text:span> <text:span text:style-name="T9">class</text:span>=<text:span text:style-name="T8">"btn btn-primary tailletextcommand"</text:span><text:span text:style-name="T19">&gt;</text:span>Commander<text:span text:style-name="T19">&lt;/</text:span><text:span text:style-name="T10">a</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text:span text:style-name="T19">&gt;</text:span></text:p>
      <text:p text:style-name="P16"/>
      <text:p text:style-name="P7"><text:span text:style-name="T10">&lt;?php</text:span> <text:span text:style-name="T7">if</text:span>((<text:span text:style-name="T9">$key</text:span>+<text:span text:style-name="T20">1</text:span>) % <text:span text:style-name="T20">4</text:span> === <text:span text:style-name="T20">0</text:span> || <text:span text:style-name="T9">$key</text:span> === <text:span text:style-name="T6">count</text:span>(<text:span text:style-name="T9">$plats</text:span>)-<text:span text:style-name="T20">1</text:span>) :<text:span text:style-name="T10">?&gt;</text:span></text:p>
      <text:p text:style-name="P15"/>
      <text:p text:style-name="P7"><text:span text:style-name="T19">&lt;/</text:span><text:span text:style-name="T10">div</text:span><text:span text:style-name="T19">&gt;</text:span></text:p>
      <text:p text:style-name="P15"/>
      <text:p text:style-name="P7"><text:soft-page-break/><text:span text:style-name="T19">&lt;/</text:span><text:span text:style-name="T10">div</text:span><text:span text:style-name="T19">&gt;</text:span></text:p>
      <text:p text:style-name="P15"/>
      <text:p text:style-name="P7"><text:span text:style-name="T10">&lt;?php</text:span> <text:span text:style-name="T7">endif</text:span>;<text:span text:style-name="T10">?&gt;</text:span></text:p>
      <text:p text:style-name="P16"/>
      <text:p text:style-name="P7"><text:span text:style-name="T10">&lt;?php</text:span> <text:span text:style-name="T7">endforeach</text:span>;<text:span text:style-name="T10">?&gt;</text:span></text:p>
      <text:p text:style-name="P15"/>
      <text:p text:style-name="P7"><text:span text:style-name="T19">&lt;/</text:span><text:span text:style-name="T10">div</text:span><text:span text:style-name="T19">&gt;</text:span></text:p>
      <text:p text:style-name="P15"/>
      <text:p text:style-name="P11">&lt;!-- Boutons de carousel: j'y ai intégré du php pour masquer le bouton quand je clique sur une catégorie de plats de la page index.php --&gt;</text:p>
      <text:p text:style-name="P7"><text:span text:style-name="T19">&lt;</text:span><text:span text:style-name="T10">div</text:span> <text:span text:style-name="T9">class</text:span>=<text:span text:style-name="T8">"carousel-controls moncarousselcat"</text:span><text:span text:style-name="T19">&gt;</text:span></text:p>
      <text:p text:style-name="P7"><text:span text:style-name="T19">&lt;</text:span><text:span text:style-name="T10">button</text:span> <text:span text:style-name="T9">class</text:span>=<text:span text:style-name="T8">"carousel-control-prev moncarousselcatprev"</text:span> <text:span text:style-name="T9">id</text:span>=<text:span text:style-name="T8">"carouselcatprec"</text:span> <text:span text:style-name="T9">type</text:span>=<text:span text:style-name="T8">"button"</text:span> <text:span text:style-name="T9">data-bs-target</text:span>=<text:span text:style-name="T8">"#carouselExample"</text:span> <text:span text:style-name="T9">data-bs-slide</text:span>=<text:span text:style-name="T8">"prev"</text:span><text:span text:style-name="T19">&gt;</text:span></text:p>
      <text:p text:style-name="P7"><text:span text:style-name="T19">&lt;</text:span><text:span text:style-name="T10">span</text:span> <text:span text:style-name="T9">class</text:span>=<text:span text:style-name="T8">"carousel-control-prev-icon"</text:span> <text:span text:style-name="T9">aria-hidden</text:span>=<text:span text:style-name="T8">"true"</text:span><text:span text:style-name="T19">&gt;&lt;/</text:span><text:span text:style-name="T10">span</text:span><text:span text:style-name="T19">&gt;</text:span></text:p>
      <text:p text:style-name="P7"><text:span text:style-name="T10">&lt;?php</text:span> <text:span text:style-name="T7">if</text:span> (!<text:span text:style-name="T9">$hideButtons</text:span>) { <text:span text:style-name="T10">?&gt;</text:span><text:span text:style-name="T19">&lt;</text:span><text:span text:style-name="T10">button</text:span> <text:span text:style-name="T9">class</text:span>=<text:span text:style-name="T8">"btn btn-secondary bg-dark rounded-4 col-sm-1 espacebouton"</text:span> <text:span text:style-name="T9">onclick</text:span>=<text:span text:style-name="T8">"</text:span><text:span text:style-name="T6">precedent</text:span><text:span text:style-name="T8">()"</text:span> <text:span text:style-name="T9">type</text:span>=<text:span text:style-name="T8">"button"</text:span><text:span text:style-name="T19">&gt;</text:span>Précédent<text:span text:style-name="T19">&lt;/</text:span><text:span text:style-name="T10">button</text:span><text:span text:style-name="T19">&gt;</text:span></text:p>
      <text:p text:style-name="P7"><text:span text:style-name="T19">&lt;/</text:span><text:span text:style-name="T10">button</text:span><text:span text:style-name="T19">&gt;</text:span></text:p>
      <text:p text:style-name="P7"><text:span text:style-name="T19">&lt;</text:span><text:span text:style-name="T10">button</text:span> <text:span text:style-name="T9">class</text:span>=<text:span text:style-name="T8">"carousel-control-next"</text:span> <text:span text:style-name="T9">id</text:span>=<text:span text:style-name="T8">"carouselcatsuiv"</text:span> <text:span text:style-name="T9">type</text:span>=<text:span text:style-name="T8">"button"</text:span> <text:span text:style-name="T9">data-bs-target</text:span>=<text:span text:style-name="T8">"#carouselExample"</text:span> <text:span text:style-name="T9">data-bs-slide</text:span>=<text:span text:style-name="T8">"next"</text:span><text:span text:style-name="T19">&gt;</text:span></text:p>
      <text:p text:style-name="P7"><text:span text:style-name="T19">&lt;</text:span><text:span text:style-name="T10">span</text:span> <text:span text:style-name="T9">class</text:span>=<text:span text:style-name="T8">"carousel-control-next-icon"</text:span> <text:span text:style-name="T9">aria-hidden</text:span>=<text:span text:style-name="T8">"true"</text:span><text:span text:style-name="T19">&gt;&lt;/</text:span><text:span text:style-name="T10">span</text:span><text:span text:style-name="T19">&gt;</text:span></text:p>
      <text:p text:style-name="P7"><text:span text:style-name="T19">&lt;</text:span><text:span text:style-name="T10">button</text:span> <text:span text:style-name="T9">class</text:span>=<text:span text:style-name="T8">"btn btn-secondary bg-dark rounded-4 col-sm-1 espacebouton"</text:span> <text:span text:style-name="T9">onclick</text:span>=<text:span text:style-name="T8">"</text:span><text:span text:style-name="T6">suivant</text:span><text:span text:style-name="T8">()"</text:span> <text:span text:style-name="T9">type</text:span>=<text:span text:style-name="T8">"button"</text:span><text:span text:style-name="T19">&gt;</text:span>Suivant<text:span text:style-name="T19">&lt;/</text:span><text:span text:style-name="T10">button</text:span><text:span text:style-name="T19">&gt;</text:span><text:span text:style-name="T10">&lt;?php</text:span> } <text:span text:style-name="T10">?&gt;</text:span></text:p>
      <text:p text:style-name="P7"><text:span text:style-name="T19">&lt;/</text:span><text:span text:style-name="T10">button</text:span><text:span text:style-name="T19">&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7"><text:span text:style-name="T19">&lt;/</text:span><text:span text:style-name="T10">div</text:span><text:span text:style-name="T19">&gt;</text:span></text:p>
      <text:p text:style-name="P7"><text:span text:style-name="T19">&lt;/</text:span><text:span text:style-name="T10">main</text:span><text:span text:style-name="T19">&gt;</text:span></text:p>
      <text:p text:style-name="P15"/>
      <text:p text:style-name="P11">&lt;!-- ICI MON FOOTER OU PIED DE PAGE AVEC LES LOGOS --&gt;</text:p>
      <text:p text:style-name="P5">&lt;?php</text:p>
      <text:p text:style-name="P7"><text:span text:style-name="T7">require_once</text:span> (<text:span text:style-name="T8">'php/footer.php'</text:span>);<text:span text:style-name="T10">?&gt;</text:span></text:p>
      <text:p text:style-name="P8"><text:line-break/></text:p>
      <text:p text:style-name="P11">&lt;!-- Ce script est fait pour masquer les boutons précédent et suivant quand je clique sur une catégorie de plats de la page index.php --&gt;</text:p>
      <text:p text:style-name="P7"><text:span text:style-name="T19">&lt;</text:span><text:span text:style-name="T10">script</text:span><text:span text:style-name="T19">&gt;</text:span></text:p>
      <text:p text:style-name="P7"><text:span text:style-name="T10">const</text:span> <text:span text:style-name="T22">hideButtons</text:span> = <text:span text:style-name="T10">&lt;?php</text:span> <text:span text:style-name="T6">echo</text:span> <text:span text:style-name="T6">isset</text:span>(<text:span text:style-name="T9">$_GET</text:span>[<text:span text:style-name="T8">'id'</text:span>]) ? <text:span text:style-name="T8">'true'</text:span> : <text:span text:style-name="T8">'false'</text:span>; <text:span text:style-name="T10">?&gt;</text:span>;</text:p>
      <text:p text:style-name="P7"><text:span text:style-name="T7">if</text:span> (<text:span text:style-name="T9">hideButtons</text:span>) {</text:p>
      <text:p text:style-name="P7"><text:span text:style-name="T9">document</text:span>.<text:span text:style-name="T6">querySelector</text:span>(<text:span text:style-name="T8">'.prev'</text:span>).<text:span text:style-name="T9">style</text:span>.<text:span text:style-name="T9">display</text:span> = <text:span text:style-name="T8">'none'</text:span>;</text:p>
      <text:p text:style-name="P7"><text:span text:style-name="T9">document</text:span>.<text:span text:style-name="T6">querySelector</text:span>(<text:span text:style-name="T8">'.next'</text:span>).<text:span text:style-name="T9">style</text:span>.<text:span text:style-name="T9">display</text:span> = <text:span text:style-name="T8">'none'</text:span>;</text:p>
      <text:p text:style-name="P7">}</text:p>
      <text:p text:style-name="P7"><text:span text:style-name="T19">&lt;/</text:span><text:span text:style-name="T10">script</text:span><text:span text:style-name="T19">&gt;</text:span></text:p>
      <text:p text:style-name="P19"/>
      <text:p text:style-name="P17"><text:span text:style-name="T3">V</text:span><text:span text:style-name="T2">oici le contenu de mon DAO : </text:span></text:p>
      <text:p text:style-name="P24">&lt;!-- Ici le DAO: qui regroupe toutes mes fonctions --&gt;</text:p>
      <text:p text:style-name="P16"/>
      <text:p text:style-name="P5">&lt;?php</text:p>
      <text:p text:style-name="P15"><text:soft-page-break/></text:p>
      <text:p text:style-name="P11">// Fonction pour récupérer les catégories de la base de données</text:p>
      <text:p text:style-name="P7"><text:span text:style-name="T10">function</text:span> <text:span text:style-name="T6">get_categories</text:span>(<text:span text:style-name="T9">$conn</text:span>, <text:span text:style-name="T9">$limit</text:span> = <text:span text:style-name="T10">null</text:span>, <text:span text:style-name="T9">$offset</text:span> = <text:span text:style-name="T10">null</text:span>) {</text:p>
      <text:p text:style-name="P11">// Requête SQL pour sélectionner toutes les catégories</text:p>
      <text:p text:style-name="P7"><text:span text:style-name="T9">$sql</text:span> = <text:span text:style-name="T8">"</text:span><text:span text:style-name="T10">SELECT</text:span><text:span text:style-name="T8"> </text:span>*<text:span text:style-name="T8"> </text:span><text:span text:style-name="T10">FROM</text:span><text:span text:style-name="T8"> categorie </text:span><text:span text:style-name="T10">where</text:span><text:span text:style-name="T8"> categorie.active </text:span>=<text:span text:style-name="T8"> 'Yes'"</text:span>;</text:p>
      <text:p text:style-name="P11">// Si une limite est spécifiée, l'ajouter à la requête</text:p>
      <text:p text:style-name="P7"><text:span text:style-name="T7">if</text:span> (<text:span text:style-name="T9">$limit</text:span> !== <text:span text:style-name="T10">null</text:span>) {</text:p>
      <text:p text:style-name="P7"><text:span text:style-name="T9">$sql</text:span> .= <text:span text:style-name="T8">" LIMIT </text:span><text:span text:style-name="T9">$limit</text:span><text:span text:style-name="T8">"</text:span>;</text:p>
      <text:p text:style-name="P7">}</text:p>
      <text:p text:style-name="P11">// Si un décalage est spécifié, l'ajouter à la requête</text:p>
      <text:p text:style-name="P7"><text:span text:style-name="T7">if</text:span> (<text:span text:style-name="T9">$offset</text:span> !== <text:span text:style-name="T10">null</text:span>) {</text:p>
      <text:p text:style-name="P7"><text:span text:style-name="T9">$sql</text:span> .= <text:span text:style-name="T8">" OFFSET </text:span><text:span text:style-name="T9">$offset</text:span><text:span text:style-name="T8">"</text:span>;</text:p>
      <text:p text:style-name="P7">}</text:p>
      <text:p text:style-name="P11">// Préparer la requête</text:p>
      <text:p text:style-name="P7"><text:span text:style-name="T9">$stmt</text:span> = <text:span text:style-name="T9">$conn</text:span>-&gt;<text:span text:style-name="T6">prepare</text:span>(<text:span text:style-name="T9">$sql</text:span>);</text:p>
      <text:p text:style-name="P11">// Exécuter la requête</text:p>
      <text:p text:style-name="P7"><text:span text:style-name="T9">$stmt</text:span>-&gt;<text:span text:style-name="T6">execute</text:span>();</text:p>
      <text:p text:style-name="P11">// Récupérer tous les résultats sous forme de tableau associatif</text:p>
      <text:p text:style-name="P7"><text:span text:style-name="T7">return</text:span> <text:span text:style-name="T9">$stmt</text:span>-&gt;<text:span text:style-name="T6">fetchAll</text:span>(<text:span text:style-name="T11">PDO</text:span>::FETCH_ASSOC);</text:p>
      <text:p text:style-name="P7">}</text:p>
      <text:p text:style-name="P15"/>
      <text:p text:style-name="P11">/* ************************************************* */</text:p>
      <text:p text:style-name="P15"/>
      <text:p text:style-name="P11">// Fonction pour récupérer les plats les plus vendus de la base de données</text:p>
      <text:p text:style-name="P7"><text:span text:style-name="T10">function</text:span> <text:span text:style-name="T6">get_best_sellers</text:span>(<text:span text:style-name="T9">$conn</text:span>, <text:span text:style-name="T9">$limit</text:span>) {</text:p>
      <text:p text:style-name="P11">// Requête SQL pour sélectionner les images des plats les plus vendus</text:p>
      <text:p text:style-name="P7"><text:span text:style-name="T9">$sql</text:span> = <text:span text:style-name="T8">"</text:span><text:span text:style-name="T10">SELECT</text:span><text:span text:style-name="T8"> p.image </text:span><text:span text:style-name="T10">FROM</text:span><text:span text:style-name="T8"> plat p </text:span><text:span text:style-name="T10">JOIN</text:span><text:span text:style-name="T8"> commande c </text:span><text:span text:style-name="T10">ON</text:span><text:span text:style-name="T8"> p.id </text:span>=<text:span text:style-name="T8"> c.id_plat </text:span><text:span text:style-name="T10">GROUP BY</text:span><text:span text:style-name="T8"> p.id </text:span><text:span text:style-name="T10">ORDER BY</text:span><text:span text:style-name="T8"> </text:span><text:span text:style-name="T6">COUNT</text:span><text:span text:style-name="T8">(c.id) </text:span><text:span text:style-name="T10">DESC</text:span><text:span text:style-name="T8"> </text:span><text:span text:style-name="T10">LIMIT</text:span><text:span text:style-name="T8"> </text:span><text:span text:style-name="T9">$limit</text:span><text:span text:style-name="T8">"</text:span>;</text:p>
      <text:p text:style-name="P11">// Préparer la requête</text:p>
      <text:p text:style-name="P7"><text:span text:style-name="T9">$stmt</text:span> = <text:span text:style-name="T9">$conn</text:span>-&gt;<text:span text:style-name="T6">prepare</text:span>(<text:span text:style-name="T9">$sql</text:span>);</text:p>
      <text:p text:style-name="P11">// Exécuter la requête</text:p>
      <text:p text:style-name="P7"><text:span text:style-name="T9">$stmt</text:span>-&gt;<text:span text:style-name="T6">execute</text:span>();</text:p>
      <text:p text:style-name="P11">// Récupérer tous les résultats sous forme de tableau associatif</text:p>
      <text:p text:style-name="P7"><text:span text:style-name="T7">return</text:span> <text:span text:style-name="T9">$stmt</text:span>-&gt;<text:span text:style-name="T6">fetchAll</text:span>(<text:span text:style-name="T11">PDO</text:span>::FETCH_ASSOC);</text:p>
      <text:p text:style-name="P7">}</text:p>
      <text:p text:style-name="P15"/>
      <text:p text:style-name="P11">/* ************************************************* */</text:p>
      <text:p text:style-name="P15"/>
      <text:p text:style-name="P7"><text:span text:style-name="T10">function</text:span> <text:span text:style-name="T6">get_plats_by_categorie</text:span>(<text:span text:style-name="T9">$conn</text:span>, <text:span text:style-name="T9">$categorie_id</text:span>) {</text:p>
      <text:p text:style-name="P7"><text:span text:style-name="T9">$sql</text:span> = <text:span text:style-name="T8">"</text:span><text:span text:style-name="T10">SELECT</text:span><text:span text:style-name="T8"> </text:span>*<text:span text:style-name="T8"> </text:span><text:span text:style-name="T10">FROM</text:span><text:span text:style-name="T8"> plat </text:span><text:span text:style-name="T10">WHERE</text:span><text:span text:style-name="T8"> id_categorie </text:span>=<text:span text:style-name="T8"> :categorie_id"</text:span>;</text:p>
      <text:p text:style-name="P7"><text:span text:style-name="T9">$stmt</text:span> = <text:span text:style-name="T9">$conn</text:span>-&gt;<text:span text:style-name="T6">prepare</text:span>(<text:span text:style-name="T9">$sql</text:span>);</text:p>
      <text:p text:style-name="P7"><text:span text:style-name="T9">$stmt</text:span>-&gt;<text:span text:style-name="T6">bindParam</text:span>(<text:span text:style-name="T8">':categorie_id'</text:span>, <text:span text:style-name="T9">$categorie_id</text:span>);</text:p>
      <text:p text:style-name="P7"><text:span text:style-name="T9">$stmt</text:span>-&gt;<text:span text:style-name="T6">execute</text:span>();</text:p>
      <text:p text:style-name="P7"><text:span text:style-name="T7">return</text:span> <text:span text:style-name="T9">$stmt</text:span>-&gt;<text:span text:style-name="T6">fetchAll</text:span>(<text:span text:style-name="T11">PDO</text:span>::FETCH_ASSOC);</text:p>
      <text:p text:style-name="P7">}</text:p>
      <text:p text:style-name="P8"><text:line-break/></text:p>
      <text:p text:style-name="P11">/* ******************* RECUP LES PLATS: Page plat.php ****************************** */</text:p>
      <text:p text:style-name="P7"><text:span text:style-name="T10">function</text:span> <text:span text:style-name="T6">getPlats</text:span>(<text:span text:style-name="T9">$conn</text:span>, <text:span text:style-name="T9">$idCategorie</text:span> = <text:span text:style-name="T10">null</text:span>) {</text:p>
      <text:p text:style-name="P11">// Récupère les plats de la base de données</text:p>
      <text:p text:style-name="P7"><text:soft-page-break/><text:span text:style-name="T9">$sql</text:span> = <text:span text:style-name="T8">"</text:span><text:span text:style-name="T10">SELECT</text:span><text:span text:style-name="T8"> </text:span>*<text:span text:style-name="T8"> </text:span><text:span text:style-name="T10">FROM</text:span><text:span text:style-name="T8"> plat"</text:span>;</text:p>
      <text:p text:style-name="P7"><text:span text:style-name="T7">if</text:span> (<text:span text:style-name="T9">$idCategorie</text:span> !== <text:span text:style-name="T10">null</text:span>) {</text:p>
      <text:p text:style-name="P7"><text:span text:style-name="T9">$sql</text:span> .= <text:span text:style-name="T8">" WHERE id_categorie = :idCategorie"</text:span>;</text:p>
      <text:p text:style-name="P7">}</text:p>
      <text:p text:style-name="P7"><text:span text:style-name="T9">$stmt</text:span> = <text:span text:style-name="T9">$conn</text:span>-&gt;<text:span text:style-name="T6">prepare</text:span>(<text:span text:style-name="T9">$sql</text:span>);</text:p>
      <text:p text:style-name="P7"><text:span text:style-name="T7">if</text:span> (<text:span text:style-name="T9">$idCategorie</text:span> !== <text:span text:style-name="T10">null</text:span>) {</text:p>
      <text:p text:style-name="P7"><text:span text:style-name="T9">$stmt</text:span>-&gt;<text:span text:style-name="T6">bindValue</text:span>(<text:span text:style-name="T8">':idCategorie'</text:span>, <text:span text:style-name="T9">$idCategorie</text:span>, <text:span text:style-name="T11">PDO</text:span>::PARAM_INT);</text:p>
      <text:p text:style-name="P7">}</text:p>
      <text:p text:style-name="P7"><text:span text:style-name="T9">$stmt</text:span>-&gt;<text:span text:style-name="T6">execute</text:span>();</text:p>
      <text:p text:style-name="P7"><text:span text:style-name="T7">return</text:span> <text:span text:style-name="T9">$stmt</text:span>-&gt;<text:span text:style-name="T6">fetchAll</text:span>(<text:span text:style-name="T11">PDO</text:span>::FETCH_ASSOC);</text:p>
      <text:p text:style-name="P7">}</text:p>
      <text:p text:style-name="P8"><text:line-break/></text:p>
      <text:p text:style-name="P11">/* ********************** RECUP LES CATÉGORIES: Page categorie.php *************************** */</text:p>
      <text:p text:style-name="P16"/>
      <text:p text:style-name="P11">// Fonction pour récupérer toutes les catégories de la base de données</text:p>
      <text:p text:style-name="P7"><text:span text:style-name="T10">function</text:span> <text:span text:style-name="T6">getCategories</text:span>(){</text:p>
      <text:p text:style-name="P7"><text:span text:style-name="T10">global</text:span> <text:span text:style-name="T9">$conn</text:span>; <text:span text:style-name="T21">// accès à la base de données globale</text:span></text:p>
      <text:p text:style-name="P7"><text:span text:style-name="T9">$sql</text:span> = <text:span text:style-name="T8">"</text:span><text:span text:style-name="T10">SELECT</text:span><text:span text:style-name="T8"> </text:span>*<text:span text:style-name="T8"> </text:span><text:span text:style-name="T10">FROM</text:span><text:span text:style-name="T8"> categorie"</text:span>;</text:p>
      <text:p text:style-name="P7"><text:span text:style-name="T9">$stmt</text:span> = <text:span text:style-name="T9">$conn</text:span>-&gt;<text:span text:style-name="T6">prepare</text:span>(<text:span text:style-name="T9">$sql</text:span>);</text:p>
      <text:p text:style-name="P7"><text:span text:style-name="T9">$stmt</text:span>-&gt;<text:span text:style-name="T6">execute</text:span>();</text:p>
      <text:p text:style-name="P7"><text:span text:style-name="T7">return</text:span> <text:span text:style-name="T9">$stmt</text:span>-&gt;<text:span text:style-name="T6">fetchAll</text:span>(<text:span text:style-name="T11">PDO</text:span>::FETCH_ASSOC);</text:p>
      <text:p text:style-name="P7">}</text:p>
      <text:p text:style-name="P16"/>
      <text:p text:style-name="P11">// Fonction pour récupérer une catégorie par son ID</text:p>
      <text:p text:style-name="P7"><text:span text:style-name="T10">function</text:span> <text:span text:style-name="T6">getCategoryById</text:span>(<text:span text:style-name="T9">$conn</text:span>, <text:span text:style-name="T9">$idCategorie</text:span>) { <text:span text:style-name="T21">// Connexion entre page categorie.php et page plats.php</text:span></text:p>
      <text:p text:style-name="P11">// Requête SQL pour récupérer les informations de la catégorie sélectionnée</text:p>
      <text:p text:style-name="P7"><text:span text:style-name="T9">$sql</text:span> = <text:span text:style-name="T8">"</text:span><text:span text:style-name="T10">SELECT</text:span><text:span text:style-name="T8"> </text:span>*<text:span text:style-name="T8"> </text:span><text:span text:style-name="T10">FROM</text:span><text:span text:style-name="T8"> categorie </text:span><text:span text:style-name="T10">WHERE</text:span><text:span text:style-name="T8"> id </text:span>=<text:span text:style-name="T8"> :idCategorie"</text:span>;</text:p>
      <text:p text:style-name="P7"><text:span text:style-name="T9">$stmt</text:span> = <text:span text:style-name="T9">$conn</text:span>-&gt;<text:span text:style-name="T6">prepare</text:span>(<text:span text:style-name="T9">$sql</text:span>);</text:p>
      <text:p text:style-name="P7"><text:span text:style-name="T9">$stmt</text:span>-&gt;<text:span text:style-name="T6">bindParam</text:span>(<text:span text:style-name="T8">':idCategorie'</text:span>, <text:span text:style-name="T9">$idCategorie</text:span>);</text:p>
      <text:p text:style-name="P7"><text:span text:style-name="T9">$stmt</text:span>-&gt;<text:span text:style-name="T6">execute</text:span>();</text:p>
      <text:p text:style-name="P7"><text:span text:style-name="T7">return</text:span> <text:span text:style-name="T9">$stmt</text:span>-&gt;<text:span text:style-name="T6">fetch</text:span>(<text:span text:style-name="T11">PDO</text:span>::FETCH_ASSOC);</text:p>
      <text:p text:style-name="P7">}</text:p>
      <text:p text:style-name="P16"/>
      <text:p text:style-name="P11">/* POur le bouton commander de ma page plats.php et ma page commande ************************************************* */</text:p>
      <text:p text:style-name="P15"/>
      <text:p text:style-name="P11">// Fonction pour récupérer les informations d'un platpar son ID</text:p>
      <text:p text:style-name="P7"><text:span text:style-name="T10">function</text:span> <text:span text:style-name="T6">getPlatById</text:span>(<text:span text:style-name="T9">$conn</text:span>, <text:span text:style-name="T9">$id</text:span>) {</text:p>
      <text:p text:style-name="P7"><text:span text:style-name="T9">$query</text:span> = <text:span text:style-name="T8">"</text:span><text:span text:style-name="T10">SELECT</text:span><text:span text:style-name="T8"> </text:span>*<text:span text:style-name="T8"> </text:span><text:span text:style-name="T10">FROM</text:span><text:span text:style-name="T8"> plat </text:span><text:span text:style-name="T10">WHERE</text:span><text:span text:style-name="T8"> id </text:span>=<text:span text:style-name="T8"> :id"</text:span>;</text:p>
      <text:p text:style-name="P7"><text:span text:style-name="T9">$stmt</text:span> = <text:span text:style-name="T9">$conn</text:span>-&gt;<text:span text:style-name="T6">prepare</text:span>(<text:span text:style-name="T9">$query</text:span>);</text:p>
      <text:p text:style-name="P7"><text:span text:style-name="T9">$stmt</text:span>-&gt;<text:span text:style-name="T6">bindParam</text:span>(<text:span text:style-name="T8">":id"</text:span>, <text:span text:style-name="T9">$id</text:span>);</text:p>
      <text:p text:style-name="P7"><text:span text:style-name="T9">$stmt</text:span>-&gt;<text:span text:style-name="T6">execute</text:span>();</text:p>
      <text:p text:style-name="P7"><text:span text:style-name="T7">return</text:span> <text:span text:style-name="T9">$stmt</text:span>-&gt;<text:span text:style-name="T6">fetch</text:span>();</text:p>
      <text:p text:style-name="P7">}</text:p>
      <text:p text:style-name="P15"><text:soft-page-break/></text:p>
      <text:p text:style-name="P11">/* ************************************************* */</text:p>
      <text:p text:style-name="P7"/>
      <text:p text:style-name="P5">?&gt;</text:p>
      <text:p text:style-name="P24"/>
      <text:p text:style-name="P13"><text:span text:style-name="T12">travail à faire </text:span>: <text:span text:style-name="T13">EN respectant le format de ma page, </text:span>faire appel à la base de données. </text:p>
      <text:p text:style-name="P14"><text:span text:style-name="T25">Q</text:span><text:span text:style-name="T26">u</text:span><text:span text:style-name="T25">estion : </text:span><text:span text:style-name="T5">Pour chaque clic </text:span><text:span text:style-name="T18">des 3 plats</text:span><text:span text:style-name="T5"> de la page <text:s/>index.php, je dois avoir accès à la page de plats.php avec uniquement le plat sélectionné </text:span><text:span text:style-name="T26">grace à l’id plat</text:span><text:span text:style-name="T5">. </text:span><text:span text:style-name="T14">Par exemple : si je clique sur </text:span><text:span text:style-name="T31">l’image ou plat de</text:span><text:span text:style-name="T14"> « </text:span><text:span text:style-name="T18">pizza </text:span><text:span text:style-name="T14">», je veux que tu me présentes uniquement le </text:span><text:span text:style-name="T18">plat</text:span><text:span text:style-name="T14"> </text:span><text:span text:style-name="T18">de pizza sélectionné </text:span><text:span text:style-name="T23">(avec le </text:span><text:span text:style-name="T24">libellé, la description, l’image, </text:span><text:span text:style-name="T29">sans le prix, </text:span><text:span text:style-name="T31">le bouton pour commander</text:span><text:span text:style-name="T23">) </text:span><text:span text:style-name="T14">qui </text:span><text:span text:style-name="T18">est </text:span><text:span text:style-name="T14">sur la page plats.php </text:span><text:span text:style-name="T15">et que tu masques les autres plats. </text:span><text:span text:style-name="T24">Le libellé du plat doit apparaître sur la page index.php</text:span></text:p>
      <text:p text:style-name="P12"><text:s/><text:span text:style-name="T16">Un code compréhensible, </text:span><text:span text:style-name="T28">qui </text:span><text:span text:style-name="T30">ne casse pas mes </text:span><text:span text:style-name="T28">page</text:span><text:span text:style-name="T30">s</text:span><text:span text:style-name="T28"> de départ</text:span><text:span text:style-name="T16">, </text:span><text:span text:style-name="T27">simple</text:span><text:span text:style-name="T16"> et détaillé </text:span><text:span text:style-name="T17">avec des commentaires en français</text:span><text:span text:style-name="T16">. Les fonctions sont stockées dans le dao.php. </text:span></text:p>
      <text:p text:style-name="P20"/>
      <text:p text:style-name="P20"/>
      <text:p text:style-name="P23"><text:span text:style-name="T32">Fais moi une page commande structurée dans un formulaire. Le premier contenair doit se retrouver dans le deuxième (plus précisément dans le formulaire) et ne former qu’un bloc en respectant ma mise en page.</text:span></text:p>
      <text:p text:style-name="P23"/>
      <text:p text:style-name="P20"/>
      <text:p text:style-name="P21"><text:s/>sur la page commande : <text:span text:style-name="T32">Travail à faire</text:span></text:p>
      <text:p text:style-name="P23">- <text:span text:style-name="T32">question 1 : </text:span><text:span text:style-name="T33">Sur ma page commande, il y’a deux containenairs . Déplaces le premier et insères le dans le deuxième (c’est-à-dire le formulaire) afin d’avoir qu’un seul contenair . Tout en respectant ma mise en page de départ.</text:span></text:p>
      <text:p text:style-name="P23"/>
      <text:p text:style-name="P23"/>
      <text:p text:style-name="P26">&lt;?php</text:p>
      <text:p text:style-name="P7"><text:span text:style-name="T7">require_once</text:span> (<text:span text:style-name="T8">"php/header.php"</text:span>);</text:p>
      <text:p text:style-name="P7"><text:span text:style-name="T7">require_once</text:span>(<text:span text:style-name="T8">"database.php"</text:span>);</text:p>
      <text:p text:style-name="P15"/>
      <text:p text:style-name="P11">/* manu */</text:p>
      <text:p text:style-name="P11">// Récupération de l'ID du plat commandé </text:p>
      <text:p text:style-name="P7"><text:span text:style-name="T9">$idPlat</text:span> = <text:span text:style-name="T9">$_GET</text:span>[<text:span text:style-name="T8">'id'</text:span>];</text:p>
      <text:p text:style-name="P15"/>
      <text:p text:style-name="P11">// Récupération des informations du plat commandé</text:p>
      <text:p text:style-name="P7"><text:span text:style-name="T9">$plat</text:span> = <text:span text:style-name="T6">getPlatById</text:span>(<text:span text:style-name="T9">$conn</text:span>, <text:span text:style-name="T9">$idPlat</text:span>);</text:p>
      <text:p text:style-name="P15"/>
      <text:p text:style-name="P11">// Affichage des informations du plat commandé</text:p>
      <text:p text:style-name="P15"/>
      <text:p text:style-name="P7"><text:span text:style-name="T10">?&gt;</text:span></text:p>
      <text:p text:style-name="P15"/>
      <text:p text:style-name="P11">&lt;!-- ************************************** MON BODY ***************************************************** --&gt;</text:p>
      <text:p text:style-name="P15"/>
      <text:p text:style-name="P7"><text:span text:style-name="T19">&lt;</text:span><text:span text:style-name="T10">main</text:span><text:span text:style-name="T19">&gt;</text:span></text:p>
      <text:p text:style-name="P15"/>
      <text:p text:style-name="P7"><text:span text:style-name="T19">&lt;</text:span><text:span text:style-name="T10">br</text:span><text:span text:style-name="T19">&gt;</text:span></text:p>
      <text:p text:style-name="P15"/>
      <text:p text:style-name="P7"><text:span text:style-name="T19">&lt;</text:span><text:span text:style-name="T10">h1</text:span> <text:span text:style-name="T9">class</text:span>=<text:span text:style-name="T8">"text-center"</text:span><text:span text:style-name="T19">&gt;</text:span>Ma commande<text:span text:style-name="T19">&lt;/</text:span><text:span text:style-name="T10">h1</text:span><text:span text:style-name="T19">&gt;&lt;</text:span><text:span text:style-name="T10">br</text:span><text:span text:style-name="T19">&gt;</text:span></text:p>
      <text:p text:style-name="P15"/>
      <text:p text:style-name="P7"><text:span text:style-name="T19">&lt;</text:span><text:span text:style-name="T10">div</text:span> <text:span text:style-name="T9">class</text:span>=<text:span text:style-name="T8">"container row d-flex justify-content-evenly mx-auto p-2 "</text:span> <text:span text:style-name="T9">style</text:span>=<text:span text:style-name="T8">"background-color: #4A394a;"</text:span><text:span text:style-name="T19">&gt;</text:span></text:p>
      <text:p text:style-name="P11"><text:soft-page-break/>&lt;!-- Bloc de cards --&gt;</text:p>
      <text:p text:style-name="P15"/>
      <text:p text:style-name="P7"><text:span text:style-name="T19">&lt;</text:span><text:span text:style-name="T10">div</text:span> <text:span text:style-name="T9">class</text:span>=<text:span text:style-name="T8">"card mb-3 bg-primary col-6"</text:span> <text:span text:style-name="T9">style</text:span>=<text:span text:style-name="T8">"max-width: 540px;"</text:span><text:span text:style-name="T19">&gt;</text:span></text:p>
      <text:p text:style-name="P15"/>
      <text:p text:style-name="P7"><text:span text:style-name="T19">&lt;</text:span><text:span text:style-name="T10">div</text:span> <text:span text:style-name="T9">class</text:span>=<text:span text:style-name="T8">"row g-0"</text:span><text:span text:style-name="T19">&gt;</text:span></text:p>
      <text:p text:style-name="P15"/>
      <text:p text:style-name="P7"><text:span text:style-name="T19">&lt;</text:span><text:span text:style-name="T10">div</text:span> <text:span text:style-name="T9">class</text:span>=<text:span text:style-name="T8">"col-md-4"</text:span><text:span text:style-name="T19">&gt;</text:span></text:p>
      <text:p text:style-name="P15"/>
      <text:p text:style-name="P7"><text:span text:style-name="T19">&lt;</text:span><text:span text:style-name="T10">img</text:span> <text:span text:style-name="T9">src</text:span>=<text:span text:style-name="T8">"Mesimages/</text:span><text:span text:style-name="T10">&lt;?php</text:span> <text:span text:style-name="T6">echo</text:span> <text:span text:style-name="T9">$plat</text:span>[<text:span text:style-name="T8">'image'</text:span>];<text:span text:style-name="T10">?&gt;</text:span><text:span text:style-name="T8">"</text:span> <text:span text:style-name="T9">class</text:span>=<text:span text:style-name="T8">"img-fluid rounded-pill"</text:span> <text:span text:style-name="T9">alt</text:span>=<text:span text:style-name="T8">"..."</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ol-md-6"</text:span><text:span text:style-name="T19">&gt;</text:span></text:p>
      <text:p text:style-name="P15"/>
      <text:p text:style-name="P7"><text:span text:style-name="T19">&lt;</text:span><text:span text:style-name="T10">div</text:span> <text:span text:style-name="T9">class</text:span>=<text:span text:style-name="T8">"card-body"</text:span><text:span text:style-name="T19">&gt;</text:span></text:p>
      <text:p text:style-name="P15"/>
      <text:p text:style-name="P7"><text:span text:style-name="T19">&lt;</text:span><text:span text:style-name="T10">h5</text:span> <text:span text:style-name="T9">class</text:span>=<text:span text:style-name="T8">"card-title"</text:span><text:span text:style-name="T19">&gt;</text:span><text:span text:style-name="T10">&lt;?php</text:span> <text:span text:style-name="T6">echo</text:span> <text:span text:style-name="T9">$plat</text:span>[<text:span text:style-name="T8">'libelle'</text:span>];<text:span text:style-name="T10">?&gt;</text:span><text:span text:style-name="T19">&lt;/</text:span><text:span text:style-name="T10">h5</text:span><text:span text:style-name="T19">&gt;</text:span></text:p>
      <text:p text:style-name="P15"/>
      <text:p text:style-name="P7"><text:span text:style-name="T19">&lt;</text:span><text:span text:style-name="T10">p</text:span> <text:span text:style-name="T9">class</text:span>=<text:span text:style-name="T8">"card-text"</text:span><text:span text:style-name="T19">&gt;</text:span><text:span text:style-name="T10">&lt;?php</text:span> <text:span text:style-name="T6">echo</text:span> <text:span text:style-name="T9">$plat</text:span>[<text:span text:style-name="T8">'description'</text:span>];<text:span text:style-name="T10">?&gt;</text:span><text:span text:style-name="T19">&lt;/</text:span><text:span text:style-name="T10">p</text:span><text:span text:style-name="T19">&gt;</text:span></text:p>
      <text:p text:style-name="P15"/>
      <text:p text:style-name="P11">&lt;!-- Dropdown pour choisir la quantité --&gt;</text:p>
      <text:p text:style-name="P15"/>
      <text:p text:style-name="P7"><text:span text:style-name="T19">&lt;</text:span><text:span text:style-name="T10">div</text:span> <text:span text:style-name="T9">class</text:span>=<text:span text:style-name="T8">"dropdown"</text:span><text:span text:style-name="T19">&gt;</text:span></text:p>
      <text:p text:style-name="P15"/>
      <text:p text:style-name="P7"><text:span text:style-name="T19">&lt;</text:span><text:span text:style-name="T10">button</text:span> <text:span text:style-name="T9">type</text:span>=<text:span text:style-name="T8">"button"</text:span> <text:span text:style-name="T9">class</text:span>=<text:span text:style-name="T8">"btn btn-primary text-body btnquantite"</text:span><text:span text:style-name="T19">&gt;</text:span>Quantité<text:span text:style-name="T19">&lt;/</text:span><text:span text:style-name="T10">button</text:span><text:span text:style-name="T19">&gt;</text:span></text:p>
      <text:p text:style-name="P15"/>
      <text:p text:style-name="P7"><text:span text:style-name="T19">&lt;</text:span><text:span text:style-name="T10">select</text:span> <text:span text:style-name="T9">class</text:span>=<text:span text:style-name="T8">"custom-select text-body btnselectcommande"</text:span> <text:span text:style-name="T9">id</text:span>=<text:span text:style-name="T8">"validationCustom04"</text:span> <text:span text:style-name="T9">required</text:span><text:span text:style-name="T19">&gt;</text:span></text:p>
      <text:p text:style-name="P15"/>
      <text:p text:style-name="P7"><text:span text:style-name="T19">&lt;</text:span><text:span text:style-name="T10">option</text:span> <text:span text:style-name="T9">value</text:span>=<text:span text:style-name="T8">"1"</text:span> <text:span text:style-name="T9">selected</text:span><text:span text:style-name="T19">&gt;</text:span>1<text:span text:style-name="T19">&lt;/</text:span><text:span text:style-name="T10">option</text:span><text:span text:style-name="T19">&gt;</text:span></text:p>
      <text:p text:style-name="P15"/>
      <text:p text:style-name="P7"><text:span text:style-name="T19">&lt;</text:span><text:span text:style-name="T10">option</text:span> <text:span text:style-name="T9">value</text:span>=<text:span text:style-name="T8">"2"</text:span><text:span text:style-name="T19">&gt;</text:span>2<text:span text:style-name="T19">&lt;/</text:span><text:span text:style-name="T10">option</text:span><text:span text:style-name="T19">&gt;</text:span></text:p>
      <text:p text:style-name="P15"/>
      <text:p text:style-name="P7"><text:span text:style-name="T19">&lt;</text:span><text:span text:style-name="T10">option</text:span> <text:span text:style-name="T9">value</text:span>=<text:span text:style-name="T8">"3"</text:span><text:span text:style-name="T19">&gt;</text:span>3<text:span text:style-name="T19">&lt;/</text:span><text:span text:style-name="T10">option</text:span><text:span text:style-name="T19">&gt;</text:span></text:p>
      <text:p text:style-name="P15"/>
      <text:p text:style-name="P7"><text:span text:style-name="T19">&lt;</text:span><text:span text:style-name="T10">option</text:span> <text:span text:style-name="T9">value</text:span>=<text:span text:style-name="T8">"4"</text:span><text:span text:style-name="T19">&gt;</text:span>4<text:span text:style-name="T19">&lt;/</text:span><text:span text:style-name="T10">option</text:span><text:span text:style-name="T19">&gt;</text:span></text:p>
      <text:p text:style-name="P15"/>
      <text:p text:style-name="P7"><text:span text:style-name="T19">&lt;</text:span><text:span text:style-name="T10">option</text:span> <text:span text:style-name="T9">value</text:span>=<text:span text:style-name="T8">"5"</text:span><text:span text:style-name="T19">&gt;</text:span>5<text:span text:style-name="T19">&lt;/</text:span><text:span text:style-name="T10">option</text:span><text:span text:style-name="T19">&gt;</text:span></text:p>
      <text:p text:style-name="P15"/>
      <text:p text:style-name="P7"><text:span text:style-name="T19">&lt;</text:span><text:span text:style-name="T10">option</text:span> <text:span text:style-name="T9">value</text:span>=<text:span text:style-name="T8">"6"</text:span><text:span text:style-name="T19">&gt;</text:span>6<text:span text:style-name="T19">&lt;/</text:span><text:span text:style-name="T10">option</text:span><text:span text:style-name="T19">&gt;</text:span></text:p>
      <text:p text:style-name="P15"/>
      <text:p text:style-name="P7"><text:span text:style-name="T19">&lt;/</text:span><text:span text:style-name="T10">select</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p</text:span> <text:span text:style-name="T9">class</text:span>=<text:span text:style-name="T8">"card-text"</text:span><text:span text:style-name="T19">&gt;</text:span>Prix : <text:span text:style-name="T10">&lt;?php</text:span> <text:span text:style-name="T6">echo</text:span> <text:span text:style-name="T9">$plat</text:span>[<text:span text:style-name="T8">'prix'</text:span>];<text:span text:style-name="T10">?&gt;</text:span> €<text:span text:style-name="T19">&lt;/</text:span><text:span text:style-name="T10">p</text:span><text:span text:style-name="T19">&gt;</text:span></text:p>
      <text:p text:style-name="P15"/>
      <text:p text:style-name="P7"><text:span text:style-name="T19">&lt;/</text:span><text:span text:style-name="T10">div</text:span><text:span text:style-name="T19">&gt;</text:span></text:p>
      <text:p text:style-name="P15"/>
      <text:p text:style-name="P7"><text:soft-page-break/><text:span text:style-name="T19">&lt;/</text:span><text:span text:style-name="T10">div</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text:span text:style-name="T19">&gt;</text:span></text:p>
      <text:p text:style-name="P15"/>
      <text:p text:style-name="P11">&lt;!-- Formulaire de commande --&gt;</text:p>
      <text:p text:style-name="P15"/>
      <text:p text:style-name="P7"><text:span text:style-name="T19">&lt;</text:span><text:span text:style-name="T10">div</text:span> <text:span text:style-name="T9">class</text:span>=<text:span text:style-name="T8">"container pt-0"</text:span><text:span text:style-name="T19">&gt;</text:span> <text:span text:style-name="T21">&lt;!-- pt-o pour supprimer l'espace entre le formulaire et le bloc bleu au dessus --&gt;</text:span></text:p>
      <text:p text:style-name="P15"/>
      <text:p text:style-name="P7"><text:span text:style-name="T19">&lt;</text:span><text:span text:style-name="T10">form</text:span> <text:span text:style-name="T9">class</text:span>=<text:span text:style-name="T8">"row g-3 bordure"</text:span> <text:span text:style-name="T9">novalidate</text:span> <text:span text:style-name="T9">action</text:span>=<text:span text:style-name="T8">"</text:span><text:span text:style-name="T10">&lt;?php</text:span> <text:span text:style-name="T6">echo</text:span> <text:span text:style-name="T9">$_SERVER</text:span>[<text:span text:style-name="T8">'PHP_SELF'</text:span>];<text:span text:style-name="T10">?&gt;</text:span><text:span text:style-name="T8">"</text:span> <text:span text:style-name="T9">method</text:span>=<text:span text:style-name="T8">"post"</text:span><text:span text:style-name="T19">&gt;</text:span></text:p>
      <text:p text:style-name="P15"/>
      <text:p text:style-name="P11">&lt;!-- Champs du formulaire --&gt;</text:p>
      <text:p text:style-name="P15"/>
      <text:p text:style-name="P7"><text:span text:style-name="T19">&lt;</text:span><text:span text:style-name="T10">div</text:span> <text:span text:style-name="T9">class</text:span>=<text:span text:style-name="T8">"col-md-12"</text:span><text:span text:style-name="T19">&gt;</text:span></text:p>
      <text:p text:style-name="P15"/>
      <text:p text:style-name="P7"><text:span text:style-name="T19">&lt;</text:span><text:span text:style-name="T10">label</text:span> <text:span text:style-name="T9">for</text:span>=<text:span text:style-name="T8">"nomprenom"</text:span> <text:span text:style-name="T9">class</text:span>=<text:span text:style-name="T8">"form-label"</text:span><text:span text:style-name="T19">&gt;&lt;</text:span><text:span text:style-name="T10">strong</text:span><text:span text:style-name="T19">&gt;</text:span>Nom et prénom<text:span text:style-name="T19">&lt;/</text:span><text:span text:style-name="T10">strong</text:span><text:span text:style-name="T19">&gt;&lt;/</text:span><text:span text:style-name="T10">label</text:span><text:span text:style-name="T19">&gt;</text:span></text:p>
      <text:p text:style-name="P15"/>
      <text:p text:style-name="P7"><text:span text:style-name="T19">&lt;</text:span><text:span text:style-name="T10">input</text:span> <text:span text:style-name="T9">type</text:span>=<text:span text:style-name="T8">"text"</text:span> <text:span text:style-name="T9">class</text:span>=<text:span text:style-name="T8">"form-control"</text:span> <text:span text:style-name="T9">id</text:span>=<text:span text:style-name="T8">"nometprenom"</text:span> <text:span text:style-name="T9">name</text:span>=<text:span text:style-name="T8">"nomprenom"</text:span><text:span text:style-name="T19">&gt;</text:span></text:p>
      <text:p text:style-name="P15"/>
      <text:p text:style-name="P7"><text:span text:style-name="T19">&lt;</text:span><text:span text:style-name="T10">span</text:span> <text:span text:style-name="T9">aria-label</text:span>=<text:span text:style-name="T8">"required"</text:span><text:span text:style-name="T19">&gt;</text:span>Ce champ est obligatoire<text:span text:style-name="T19">&lt;/</text:span><text:span text:style-name="T10">span</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ol-md-6"</text:span><text:span text:style-name="T19">&gt;</text:span></text:p>
      <text:p text:style-name="P15"/>
      <text:p text:style-name="P7"><text:span text:style-name="T19">&lt;</text:span><text:span text:style-name="T10">label</text:span> <text:span text:style-name="T9">for</text:span>=<text:span text:style-name="T8">"email"</text:span> <text:span text:style-name="T9">class</text:span>=<text:span text:style-name="T8">"form-label"</text:span><text:span text:style-name="T19">&gt;&lt;</text:span><text:span text:style-name="T10">strong</text:span><text:span text:style-name="T19">&gt;</text:span>Email<text:span text:style-name="T19">&lt;/</text:span><text:span text:style-name="T10">strong</text:span><text:span text:style-name="T19">&gt;&lt;/</text:span><text:span text:style-name="T10">label</text:span><text:span text:style-name="T19">&gt;</text:span></text:p>
      <text:p text:style-name="P15"/>
      <text:p text:style-name="P7"><text:span text:style-name="T19">&lt;</text:span><text:span text:style-name="T10">input</text:span> <text:span text:style-name="T9">type</text:span>=<text:span text:style-name="T8">"email"</text:span> <text:span text:style-name="T9">class</text:span>=<text:span text:style-name="T8">"form-control inputcontact"</text:span> <text:span text:style-name="T9">id</text:span>=<text:span text:style-name="T8">"votreemail"</text:span> <text:span text:style-name="T9">name</text:span>=<text:span text:style-name="T8">"mail"</text:span> <text:span text:style-name="T9">placeholder</text:span>=<text:span text:style-name="T8">"dave.loper@afpa.fr"</text:span> <text:span text:style-name="T9">required</text:span><text:span text:style-name="T19">&gt;</text:span></text:p>
      <text:p text:style-name="P15"/>
      <text:p text:style-name="P7"><text:span text:style-name="T19">&lt;</text:span><text:span text:style-name="T10">span</text:span> <text:span text:style-name="T9">aria-label</text:span>=<text:span text:style-name="T8">"required"</text:span><text:span text:style-name="T19">&gt;</text:span>Ce champ est obligatoire<text:span text:style-name="T19">&lt;/</text:span><text:span text:style-name="T10">span</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ol-md-6"</text:span><text:span text:style-name="T19">&gt;</text:span></text:p>
      <text:p text:style-name="P15"/>
      <text:p text:style-name="P7"><text:span text:style-name="T19">&lt;</text:span><text:span text:style-name="T10">label</text:span> <text:span text:style-name="T9">for</text:span>=<text:span text:style-name="T8">"phonenumber"</text:span> <text:span text:style-name="T9">class</text:span>=<text:span text:style-name="T8">"form-label"</text:span><text:span text:style-name="T19">&gt;&lt;</text:span><text:span text:style-name="T10">strong</text:span><text:span text:style-name="T19">&gt;</text:span>Téléphone<text:span text:style-name="T19">&lt;/</text:span><text:span text:style-name="T10">strong</text:span><text:span text:style-name="T19">&gt;&lt;/</text:span><text:span text:style-name="T10">label</text:span><text:span text:style-name="T19">&gt;</text:span></text:p>
      <text:p text:style-name="P15"/>
      <text:p text:style-name="P7"><text:span text:style-name="T19">&lt;</text:span><text:span text:style-name="T10">input</text:span> <text:span text:style-name="T9">type</text:span>=<text:span text:style-name="T8">"tel"</text:span> <text:span text:style-name="T9">class</text:span>=<text:span text:style-name="T8">"form-control inputcontact"</text:span> <text:span text:style-name="T9">id</text:span>=<text:span text:style-name="T8">"phone"</text:span> <text:span text:style-name="T9">name</text:span>=<text:span text:style-name="T8">"phone2"</text:span> <text:span text:style-name="T9">placeholder</text:span>=<text:span text:style-name="T8">"01 23 45 67 89"</text:span><text:span text:style-name="T19">&gt;</text:span></text:p>
      <text:p text:style-name="P15"/>
      <text:p text:style-name="P7"><text:span text:style-name="T19">&lt;</text:span><text:span text:style-name="T10">span</text:span> <text:span text:style-name="T9">aria-label</text:span>=<text:span text:style-name="T8">"required"</text:span><text:span text:style-name="T19">&gt;</text:span>Ce champ est obligatoire<text:span text:style-name="T19">&lt;/</text:span><text:span text:style-name="T10">span</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ol-md-12"</text:span><text:span text:style-name="T19">&gt;</text:span></text:p>
      <text:p text:style-name="P15"/>
      <text:p text:style-name="P7"><text:span text:style-name="T19">&lt;</text:span><text:span text:style-name="T10">label</text:span> <text:span text:style-name="T9">for</text:span>=<text:span text:style-name="T8">"votreadresse"</text:span> <text:span text:style-name="T9">class</text:span>=<text:span text:style-name="T8">"form-label"</text:span><text:span text:style-name="T19">&gt;&lt;</text:span><text:span text:style-name="T10">strong</text:span><text:span text:style-name="T19">&gt;</text:span>Votre adresse<text:span text:style-name="T19">&lt;/</text:span><text:span text:style-name="T10">strong</text:span><text:span text:style-name="T19">&gt;&lt;/</text:span><text:span text:style-name="T10">label</text:span><text:span text:style-name="T19">&gt;</text:span></text:p>
      <text:p text:style-name="P15"><text:soft-page-break/></text:p>
      <text:p text:style-name="P7"><text:span text:style-name="T19">&lt;</text:span><text:span text:style-name="T10">textarea</text:span> <text:span text:style-name="T9">class</text:span>=<text:span text:style-name="T8">"form-control"</text:span> <text:span text:style-name="T9">id</text:span>=<text:span text:style-name="T8">"votreadresse"</text:span> <text:span text:style-name="T9">rows</text:span>=<text:span text:style-name="T8">"3"</text:span> <text:span text:style-name="T9">name</text:span>=<text:span text:style-name="T8">"adresse"</text:span> <text:span text:style-name="T9">placeholder</text:span>=<text:span text:style-name="T8">"Une adresse de livraison"</text:span> <text:span text:style-name="T9">required</text:span><text:span text:style-name="T19">&gt;&lt;/</text:span><text:span text:style-name="T10">textarea</text:span><text:span text:style-name="T19">&gt;</text:span></text:p>
      <text:p text:style-name="P15"/>
      <text:p text:style-name="P7"><text:span text:style-name="T19">&lt;</text:span><text:span text:style-name="T10">span</text:span> <text:span text:style-name="T9">aria-label</text:span>=<text:span text:style-name="T8">"required"</text:span><text:span text:style-name="T19">&gt;</text:span>Ce champ est obligatoire<text:span text:style-name="T19">&lt;/</text:span><text:span text:style-name="T10">span</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div</text:span> <text:span text:style-name="T9">class</text:span>=<text:span text:style-name="T8">"col-md-12 d-flex flex-row-reverse"</text:span><text:span text:style-name="T19">&gt;</text:span></text:p>
      <text:p text:style-name="P15"/>
      <text:p text:style-name="P7"><text:span text:style-name="T19">&lt;</text:span><text:span text:style-name="T10">button</text:span> <text:span text:style-name="T9">type</text:span>=<text:span text:style-name="T8">"submit"</text:span> <text:span text:style-name="T9">class</text:span>=<text:span text:style-name="T8">"btn btn-primary"</text:span> <text:span text:style-name="T9">onclick</text:span>=<text:span text:style-name="T8">"</text:span><text:span text:style-name="T6">envoicommande</text:span><text:span text:style-name="T8">()"</text:span><text:span text:style-name="T19">&gt;</text:span>Envoyer<text:span text:style-name="T19">&lt;/</text:span><text:span text:style-name="T10">button</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form</text:span><text:span text:style-name="T19">&gt;</text:span></text:p>
      <text:p text:style-name="P15"/>
      <text:p text:style-name="P7"><text:span text:style-name="T19">&lt;/</text:span><text:span text:style-name="T10">div</text:span><text:span text:style-name="T19">&gt;</text:span></text:p>
      <text:p text:style-name="P15"/>
      <text:p text:style-name="P7"><text:span text:style-name="T19">&lt;/</text:span><text:span text:style-name="T10">main</text:span><text:span text:style-name="T19">&gt;</text:span></text:p>
      <text:p text:style-name="P15"/>
      <text:p text:style-name="P11">&lt;!-- **************************** PHP TEST FORMULAIRE PAGE COMMANDE: Pour traiter mon formulaire ************************************ --&gt;</text:p>
      <text:p text:style-name="P5">&lt;?php</text:p>
      <text:p text:style-name="P7"><text:span text:style-name="T7">require_once</text:span>(<text:span text:style-name="T8">"mailer_commande.php"</text:span>);</text:p>
      <text:p text:style-name="P7"><text:span text:style-name="T7">if</text:span> ( <text:span text:style-name="T9">$_SERVER</text:span>[<text:span text:style-name="T8">'REQUEST_METHOD'</text:span>] == <text:span text:style-name="T8">'POST'</text:span>) {</text:p>
      <text:p text:style-name="P11">// Traitement des données du formulaire</text:p>
      <text:p text:style-name="P7"><text:span text:style-name="T9">$nomprenom</text:span> = <text:span text:style-name="T9">$_POST</text:span>[<text:span text:style-name="T8">'nomprenom'</text:span>];</text:p>
      <text:p text:style-name="P15"/>
      <text:p text:style-name="P7"><text:span text:style-name="T9">$mail</text:span> = <text:span text:style-name="T9">$_POST</text:span>[<text:span text:style-name="T8">'mail'</text:span>];</text:p>
      <text:p text:style-name="P11">// $mail = "triomphe@plouf.com";</text:p>
      <text:p text:style-name="P16"/>
      <text:p text:style-name="P7"><text:span text:style-name="T9">$phone2</text:span> = <text:span text:style-name="T9">$_POST</text:span>[<text:span text:style-name="T8">'phone2'</text:span>];</text:p>
      <text:p text:style-name="P7"><text:span text:style-name="T9">$adresse</text:span> = <text:span text:style-name="T9">$_POST</text:span>[<text:span text:style-name="T8">'adresse'</text:span>];</text:p>
      <text:p text:style-name="P11">/* manu */</text:p>
      <text:p text:style-name="P15"/>
      <text:p text:style-name="P11">//$quantite = $_POST['quantite']; // récupère la quantité sélectionnée</text:p>
      <text:p text:style-name="P7"><text:span text:style-name="T9">$quantite</text:span> = <text:span text:style-name="T20">1</text:span>;</text:p>
      <text:p text:style-name="P15"/>
      <text:p text:style-name="P7"><text:span text:style-name="T9">$total</text:span> = <text:span text:style-name="T9">$plat</text:span>[<text:span text:style-name="T8">'prix'</text:span>] * <text:span text:style-name="T9">$quantite</text:span>; <text:span text:style-name="T21">// calcule le prix total</text:span></text:p>
      <text:p text:style-name="P11">/*</text:p>
      <text:p text:style-name="P11">$date = date('Y-m-d-H-i-s');</text:p>
      <text:p text:style-name="P11">$filename = $date. 'commande.txt';</text:p>
      <text:p text:style-name="P11">// pour mon echo après l'envoi du formulaire: date envoi du formulaire</text:p>
      <text:p text:style-name="P11">$currentDateTime = new DateTime('now'); // d= le jour, m= le mois y= l'année H= heure i=minutes s=secondes </text:p>
      <text:p text:style-name="P11">$currentDate = $currentDateTime-&gt;format('l, F j, Y H:i:s'); // pour mon echo après l'envoi du formulaire: date envoi du formulaire</text:p>
      <text:p text:style-name="P15"/>
      <text:p text:style-name="P11">$file = fopen($filename, 'w');</text:p>
      <text:p text:style-name="P11"><text:soft-page-break/>fwrite($file, "Nom et prénom: $nomprenom\n");</text:p>
      <text:p text:style-name="P11">fwrite($file, "Email: $mail\n");</text:p>
      <text:p text:style-name="P11">fwrite($file, "Téléphone: $phone2\n");</text:p>
      <text:p text:style-name="P11">fwrite($file, "Votre demande: $adresse\n");</text:p>
      <text:p text:style-name="P11">fwrite($file, "Plat commandé: $plat[libelle]\n");</text:p>
      <text:p text:style-name="P11">fwrite($file, "Quantité: $quantite\n");</text:p>
      <text:p text:style-name="P11">fwrite($file, "Prix total: $total €\n");</text:p>
      <text:p text:style-name="P11">fclose($file);</text:p>
      <text:p text:style-name="P11">*/</text:p>
      <text:p text:style-name="P11">// Call the envoi_mail function</text:p>
      <text:p text:style-name="P7"><text:span text:style-name="T9">$email_sent</text:span> = <text:span text:style-name="T6">envoi_mail</text:span>(<text:span text:style-name="T9">$nomprenom</text:span>, <text:span text:style-name="T9">$mail</text:span>, <text:span text:style-name="T9">$adresse</text:span>, <text:span text:style-name="T9">$plat</text:span>[<text:span text:style-name="T8">'libelle'</text:span>], <text:span text:style-name="T9">$quantite</text:span>, <text:span text:style-name="T9">$total</text:span>);</text:p>
      <text:p text:style-name="P7"><text:span text:style-name="T6">print_r</text:span>(<text:span text:style-name="T9">$email_sent</text:span>);</text:p>
      <text:p text:style-name="P7"><text:span text:style-name="T7">if</text:span> (<text:span text:style-name="T9">$email_sent</text:span>) {</text:p>
      <text:p text:style-name="P7"><text:span text:style-name="T6">echo</text:span> <text:span text:style-name="T8">"Les informations saisies dans ce formulaire ont été enregistrées avec succès: le </text:span><text:span text:style-name="T9">$currentDate</text:span><text:span text:style-name="T8">"</text:span>;</text:p>
      <text:p text:style-name="P7">} <text:span text:style-name="T7">else</text:span> {</text:p>
      <text:p text:style-name="P7"><text:span text:style-name="T6">echo</text:span> <text:span text:style-name="T8">"Erreur lors de l'envoi de l'email"</text:span>;</text:p>
      <text:p text:style-name="P7">}</text:p>
      <text:p text:style-name="P7">}</text:p>
      <text:p text:style-name="P7"><text:span text:style-name="T10">?&gt;</text:span></text:p>
      <text:p text:style-name="P15"/>
      <text:p text:style-name="P11">&lt;!-- ICI MON FOOTER OU PIED DE PAGE AVEC LES LOGOS --&gt;</text:p>
      <text:p text:style-name="P5">&lt;?php</text:p>
      <text:p text:style-name="P7"><text:span text:style-name="T7">require_once</text:span> (<text:span text:style-name="T8">'php/footer.php'</text:span>);</text:p>
      <text:p text:style-name="P7"><text:span text:style-name="T10">?&g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Je veux que <text:span text:style-name="T32">t</text:span>u me récupère<text:span text:style-name="T32">s</text:span> également la quantité du plat commandé dans la base de donné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09:23:39.556002522</meta:creation-date>
    <dc:date>2024-07-24T09:31:37.597450253</dc:date>
    <meta:editing-duration>PT2H11M18S</meta:editing-duration>
    <meta:editing-cycles>4</meta:editing-cycles>
    <meta:generator>LibreOffice/7.3.7.2$Linux_X86_64 LibreOffice_project/30$Build-2</meta:generator>
    <meta:document-statistic meta:table-count="0" meta:image-count="0" meta:object-count="0" meta:page-count="12" meta:paragraph-count="372" meta:word-count="1903" meta:character-count="15305" meta:non-whitespace-character-count="13769"/>
  </office:meta>
</office:document-meta>
</file>